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38390126.48" calcext:value-type="float">
            <text:p>38390126,48</text:p>
          </table:table-cell>
          <table:table-cell table:formula="of:=[.G115]" office:value-type="float" office:value="36468366.86" calcext:value-type="float">
            <text:p>36468366,86</text:p>
          </table:table-cell>
          <table:table-cell table:formula="of:=[.L115]" office:value-type="float" office:value="33510034.12" calcext:value-type="float">
            <text:p>33510034,12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12.948" calcext:value-type="float">
            <text:p>12,948</text:p>
          </table:table-cell>
          <table:table-cell table:formula="of:=[.H115]" office:value-type="float" office:value="20.754" calcext:value-type="float">
            <text:p>20,754</text:p>
          </table:table-cell>
          <table:table-cell table:formula="of:=[.M115]" office:value-type="float" office:value="14.066" calcext:value-type="float">
            <text:p>14,066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1.968" calcext:value-type="float">
            <text:p>1,968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5.768" calcext:value-type="float">
            <text:p>5,768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3893016.5185729" calcext:value-type="float">
            <text:p>13893016,5185729</text:p>
          </table:table-cell>
          <table:table-cell table:formula="of:=[.G116]" office:value-type="float" office:value="10237382.3620578" calcext:value-type="float">
            <text:p>10237382,3620578</text:p>
          </table:table-cell>
          <table:table-cell table:formula="of:=[.L116]" office:value-type="float" office:value="16552714.8049578" calcext:value-type="float">
            <text:p>16552714,8049578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4.78899738985103" calcext:value-type="float">
            <text:p>4,78899738985103</text:p>
          </table:table-cell>
          <table:table-cell table:formula="of:=[.H116]" office:value-type="float" office:value="2.14878663435903" calcext:value-type="float">
            <text:p>2,14878663435903</text:p>
          </table:table-cell>
          <table:table-cell table:formula="of:=[.M116]" office:value-type="float" office:value="4.86841288306569" calcext:value-type="float">
            <text:p>4,8684128830656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466476151587624" calcext:value-type="float">
            <text:p>0,046647615158762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0226790.98" calcext:value-type="float">
            <text:p>20226790,98</text:p>
          </table:table-cell>
          <table:table-cell table:formula="of:=[.G225]" office:value-type="float" office:value="11521542.26" calcext:value-type="float">
            <text:p>11521542,26</text:p>
          </table:table-cell>
          <table:table-cell table:formula="of:=[.L225]" office:value-type="float" office:value="23072256.76" calcext:value-type="float">
            <text:p>23072256,76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25.13" calcext:value-type="float">
            <text:p>25,13</text:p>
          </table:table-cell>
          <table:table-cell table:formula="of:=[.H225]" office:value-type="float" office:value="48.6" calcext:value-type="float">
            <text:p>48,6</text:p>
          </table:table-cell>
          <table:table-cell table:formula="of:=[.M225]" office:value-type="float" office:value="25.332" calcext:value-type="float">
            <text:p>25,332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462" calcext:value-type="float">
            <text:p>2,462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5.144" calcext:value-type="float">
            <text:p>5,144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7312129.06933489" calcext:value-type="float">
            <text:p>7312129,06933489</text:p>
          </table:table-cell>
          <table:table-cell table:formula="of:=[.G226]" office:value-type="float" office:value="6730704.36950282" calcext:value-type="float">
            <text:p>6730704,36950282</text:p>
          </table:table-cell>
          <table:table-cell table:formula="of:=[.L226]" office:value-type="float" office:value="4577784.82964089" calcext:value-type="float">
            <text:p>4577784,82964089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5742551671642" calcext:value-type="float">
            <text:p>3,5742551671642</text:p>
          </table:table-cell>
          <table:table-cell table:formula="of:=[.H226]" office:value-type="float" office:value="4.31165861357321" calcext:value-type="float">
            <text:p>4,31165861357321</text:p>
          </table:table-cell>
          <table:table-cell table:formula="of:=[.M226]" office:value-type="float" office:value="5.92322344673912" calcext:value-type="float">
            <text:p>5,92322344673912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85386443980464" calcext:value-type="float">
            <text:p>0,048538644398046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96386945839637" calcext:value-type="float">
            <text:p>0,0496386945839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8244947.26" calcext:value-type="float">
            <text:p>8244947,26</text:p>
          </table:table-cell>
          <table:table-cell table:formula="of:=[.G340]" office:value-type="float" office:value="6200945.46" calcext:value-type="float">
            <text:p>6200945,46</text:p>
          </table:table-cell>
          <table:table-cell table:formula="of:=[.L340]" office:value-type="float" office:value="8485768.9" calcext:value-type="float">
            <text:p>8485768,9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49.25" calcext:value-type="float">
            <text:p>49,25</text:p>
          </table:table-cell>
          <table:table-cell table:formula="of:=[.H340]" office:value-type="float" office:value="98.404" calcext:value-type="float">
            <text:p>98,404</text:p>
          </table:table-cell>
          <table:table-cell table:formula="of:=[.M340]" office:value-type="float" office:value="46.836" calcext:value-type="float">
            <text:p>46,83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4.328" calcext:value-type="float">
            <text:p>4,328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6.72399999999999" calcext:value-type="float">
            <text:p>6,72399999999999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4079373.99405042" calcext:value-type="float">
            <text:p>4079373,99405042</text:p>
          </table:table-cell>
          <table:table-cell table:formula="of:=[.G341]" office:value-type="float" office:value="2447700.3417749" calcext:value-type="float">
            <text:p>2447700,3417749</text:p>
          </table:table-cell>
          <table:table-cell table:formula="of:=[.L341]" office:value-type="float" office:value="4255328.54906402" calcext:value-type="float">
            <text:p>4255328,54906402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78054228914319" calcext:value-type="float">
            <text:p>3,78054228914319</text:p>
          </table:table-cell>
          <table:table-cell table:formula="of:=[.H341]" office:value-type="float" office:value="3.23004396254912" calcext:value-type="float">
            <text:p>3,23004396254912</text:p>
          </table:table-cell>
          <table:table-cell table:formula="of:=[.M341]" office:value-type="float" office:value="6.84507881620073" calcext:value-type="float">
            <text:p>6,84507881620073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148377895927931" calcext:value-type="float">
            <text:p>0,148377895927931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27083130081251" calcext:value-type="float">
            <text:p>0,04270831300812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293276.16" calcext:value-type="float">
            <text:p>3293276,16</text:p>
          </table:table-cell>
          <table:table-cell table:formula="of:=[.G455]" office:value-type="float" office:value="5011500.16" calcext:value-type="float">
            <text:p>5011500,16</text:p>
          </table:table-cell>
          <table:table-cell table:formula="of:=[.L455]" office:value-type="float" office:value="3523365.4" calcext:value-type="float">
            <text:p>3523365,4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83.94" calcext:value-type="float">
            <text:p>83,94</text:p>
          </table:table-cell>
          <table:table-cell table:formula="of:=[.H455]" office:value-type="float" office:value="102.04" calcext:value-type="float">
            <text:p>102,04</text:p>
          </table:table-cell>
          <table:table-cell table:formula="of:=[.M455]" office:value-type="float" office:value="80.464" calcext:value-type="float">
            <text:p>80,464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5.23400000000001" calcext:value-type="float">
            <text:p>5,23400000000001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9.39999999999999" calcext:value-type="float">
            <text:p>9,3999999999999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325286.38724709" calcext:value-type="float">
            <text:p>1325286,38724709</text:p>
          </table:table-cell>
          <table:table-cell table:formula="of:=[.G456]" office:value-type="float" office:value="3242613.69338235" calcext:value-type="float">
            <text:p>3242613,69338235</text:p>
          </table:table-cell>
          <table:table-cell table:formula="of:=[.L456]" office:value-type="float" office:value="2446775.99505762" calcext:value-type="float">
            <text:p>2446775,99505762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80636309355794" calcext:value-type="float">
            <text:p>3,80636309355794</text:p>
          </table:table-cell>
          <table:table-cell table:formula="of:=[.H456]" office:value-type="float" office:value="0.798999374217527" calcext:value-type="float">
            <text:p>0,798999374217527</text:p>
          </table:table-cell>
          <table:table-cell table:formula="of:=[.M456]" office:value-type="float" office:value="3.43818324119003" calcext:value-type="float">
            <text:p>3,43818324119003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129011627382961" calcext:value-type="float">
            <text:p>0,129011627382961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269083.22" calcext:value-type="float">
            <text:p>2269083,22</text:p>
          </table:table-cell>
          <table:table-cell table:formula="of:=[.G570]" office:value-type="float" office:value="5744888.54" calcext:value-type="float">
            <text:p>5744888,54</text:p>
          </table:table-cell>
          <table:table-cell table:formula="of:=[.L570]" office:value-type="float" office:value="2221457.42" calcext:value-type="float">
            <text:p>2221457,42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102.102" calcext:value-type="float">
            <text:p>102,102</text:p>
          </table:table-cell>
          <table:table-cell table:formula="of:=[.H570]" office:value-type="float" office:value="101.52" calcext:value-type="float">
            <text:p>101,52</text:p>
          </table:table-cell>
          <table:table-cell table:formula="of:=[.M570]" office:value-type="float" office:value="99.78" calcext:value-type="float">
            <text:p>99,7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298" calcext:value-type="float">
            <text:p>5,298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9.45199999999999" calcext:value-type="float">
            <text:p>9,45199999999999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767532.654884059" calcext:value-type="float">
            <text:p>767532,654884059</text:p>
          </table:table-cell>
          <table:table-cell table:formula="of:=[.G571]" office:value-type="float" office:value="2588049.90026122" calcext:value-type="float">
            <text:p>2588049,90026122</text:p>
          </table:table-cell>
          <table:table-cell table:formula="of:=[.L571]" office:value-type="float" office:value="1262244.74046675" calcext:value-type="float">
            <text:p>1262244,74046675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40370464075768" calcext:value-type="float">
            <text:p>2,40370464075768</text:p>
          </table:table-cell>
          <table:table-cell table:formula="of:=[.H571]" office:value-type="float" office:value="1.11785508899857" calcext:value-type="float">
            <text:p>1,11785508899857</text:p>
          </table:table-cell>
          <table:table-cell table:formula="of:=[.M571]" office:value-type="float" office:value="3.9713473784095" calcext:value-type="float">
            <text:p>3,9713473784095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430576357920404" calcext:value-type="float">
            <text:p>0,430576357920404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49959983987187" calcext:value-type="float">
            <text:p>0,0499599839871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637627" calcext:value-type="float">
            <text:p>17637627</text:p>
          </table:table-cell>
          <table:table-cell office:value-type="float" office:value="133.3" calcext:value-type="float">
            <text:p>13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9596818" calcext:value-type="float">
            <text:p>39596818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2095291" calcext:value-type="float">
            <text:p>42095291</text:p>
          </table:table-cell>
          <table:table-cell office:value-type="float" office:value="280" calcext:value-type="float">
            <text:p>28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93191" calcext:value-type="float">
            <text:p>42193191</text:p>
          </table:table-cell>
          <table:table-cell office:value-type="float" office:value="166.3" calcext:value-type="float">
            <text:p>166,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432464" calcext:value-type="float">
            <text:p>743246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297274" calcext:value-type="float">
            <text:p>422972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33596" calcext:value-type="float">
            <text:p>40733596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5330973" calcext:value-type="float">
            <text:p>4533097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24119" calcext:value-type="float">
            <text:p>9024119</text:p>
          </table:table-cell>
          <table:table-cell office:value-type="float" office:value="41" calcext:value-type="float">
            <text:p>4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23519" calcext:value-type="float">
            <text:p>42923519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0331272" calcext:value-type="float">
            <text:p>4033127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685595" calcext:value-type="float">
            <text:p>39685595</text:p>
          </table:table-cell>
          <table:table-cell office:value-type="float" office:value="27.7" calcext:value-type="float">
            <text:p>27,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38117" calcext:value-type="float">
            <text:p>45538117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6563532" calcext:value-type="float">
            <text:p>46563532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56835" calcext:value-type="float">
            <text:p>43056835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45944" calcext:value-type="float">
            <text:p>48245944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3974865" calcext:value-type="float">
            <text:p>43974865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328856" calcext:value-type="float">
            <text:p>4032885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27009" calcext:value-type="float">
            <text:p>38927009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0026427" calcext:value-type="float">
            <text:p>4002642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94303" calcext:value-type="float">
            <text:p>5099430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99149" calcext:value-type="float">
            <text:p>47299149</text:p>
          </table:table-cell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6930797" calcext:value-type="float">
            <text:p>4693079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31901" calcext:value-type="float">
            <text:p>37831901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27326" calcext:value-type="float">
            <text:p>37727326</text:p>
          </table:table-cell>
          <table:table-cell office:value-type="float" office:value="15.8" calcext:value-type="float">
            <text:p>15,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7100282" calcext:value-type="float">
            <text:p>3710028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08409" calcext:value-type="float">
            <text:p>46208409</text:p>
          </table:table-cell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11002" calcext:value-type="float">
            <text:p>45911002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5932879" calcext:value-type="float">
            <text:p>45932879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899983" calcext:value-type="float">
            <text:p>39899983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15676" calcext:value-type="float">
            <text:p>39315676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5191259" calcext:value-type="float">
            <text:p>3519125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95197" calcext:value-type="float">
            <text:p>4929519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36754" calcext:value-type="float">
            <text:p>49336754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2544712" calcext:value-type="float">
            <text:p>4254471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22788" calcext:value-type="float">
            <text:p>45822788</text:p>
          </table:table-cell>
          <table:table-cell office:value-type="float" office:value="18.8" calcext:value-type="float">
            <text:p>18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37950" calcext:value-type="float">
            <text:p>38437950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867953" calcext:value-type="float">
            <text:p>586795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52447" calcext:value-type="float">
            <text:p>43352447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16400" calcext:value-type="float">
            <text:p>49416400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496292" calcext:value-type="float">
            <text:p>349629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04947" calcext:value-type="float">
            <text:p>3004947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43751" calcext:value-type="float">
            <text:p>50943751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64128" calcext:value-type="float">
            <text:p>4576412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00562" calcext:value-type="float">
            <text:p>4150056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53716" calcext:value-type="float">
            <text:p>4765371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62821" calcext:value-type="float">
            <text:p>3706282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17363" calcext:value-type="float">
            <text:p>36317363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14821" calcext:value-type="float">
            <text:p>39314821</text:p>
          </table:table-cell>
          <table:table-cell office:value-type="float" office:value="29.7" calcext:value-type="float">
            <text:p>29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62903" calcext:value-type="float">
            <text:p>3456290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381144" calcext:value-type="float">
            <text:p>47381144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83814" calcext:value-type="float">
            <text:p>44483814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90373" calcext:value-type="float">
            <text:p>37290373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85254" calcext:value-type="float">
            <text:p>48685254</text:p>
          </table:table-cell>
          <table:table-cell office:value-type="float" office:value="11.9" calcext:value-type="float">
            <text:p>11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21420" calcext:value-type="float">
            <text:p>4962142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707804" calcext:value-type="float">
            <text:p>41707804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54786" calcext:value-type="float">
            <text:p>49154786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57950" calcext:value-type="float">
            <text:p>38557950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27739" calcext:value-type="float">
            <text:p>4152773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74347" calcext:value-type="float">
            <text:p>38574347</text:p>
          </table:table-cell>
          <table:table-cell office:value-type="float" office:value="18" calcext:value-type="float">
            <text:p>1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88015" calcext:value-type="float">
            <text:p>49688015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20782" calcext:value-type="float">
            <text:p>3520782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531138" calcext:value-type="float">
            <text:p>47531138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34194" calcext:value-type="float">
            <text:p>3703419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28254" calcext:value-type="float">
            <text:p>3612825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37372" calcext:value-type="float">
            <text:p>38237372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60966" calcext:value-type="float">
            <text:p>3746096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97827" calcext:value-type="float">
            <text:p>63978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88306" calcext:value-type="float">
            <text:p>42988306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67792" calcext:value-type="float">
            <text:p>47467792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37153" calcext:value-type="float">
            <text:p>3543715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32161" calcext:value-type="float">
            <text:p>48132161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15479" calcext:value-type="float">
            <text:p>4981547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0889" calcext:value-type="float">
            <text:p>3707088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60800" calcext:value-type="float">
            <text:p>50360800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43022" calcext:value-type="float">
            <text:p>43043022</text:p>
          </table:table-cell>
          <table:table-cell office:value-type="float" office:value="15.8" calcext:value-type="float">
            <text:p>15,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948867" calcext:value-type="float">
            <text:p>3294886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630833" calcext:value-type="float">
            <text:p>50630833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20150" calcext:value-type="float">
            <text:p>48320150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124139" calcext:value-type="float">
            <text:p>33124139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62835" calcext:value-type="float">
            <text:p>36762835</text:p>
          </table:table-cell>
          <table:table-cell office:value-type="float" office:value="17.8" calcext:value-type="float">
            <text:p>17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99670" calcext:value-type="float">
            <text:p>37899670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440391" calcext:value-type="float">
            <text:p>644039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99015" calcext:value-type="float">
            <text:p>36799015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85722" calcext:value-type="float">
            <text:p>49785722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07844" calcext:value-type="float">
            <text:p>3710784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25482" calcext:value-type="float">
            <text:p>51425482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26541" calcext:value-type="float">
            <text:p>51526541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416332" calcext:value-type="float">
            <text:p>641633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02736" calcext:value-type="float">
            <text:p>7702736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7366" calcext:value-type="float">
            <text:p>737736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9213697" calcext:value-type="float">
            <text:p>3921369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478682" calcext:value-type="float">
            <text:p>34478682</text:p>
          </table:table-cell>
          <table:table-cell office:value-type="float" office:value="15" calcext:value-type="float">
            <text:p>1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1984" calcext:value-type="float">
            <text:p>49971984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162833" calcext:value-type="float">
            <text:p>43162833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066175" calcext:value-type="float">
            <text:p>49066175</text:p>
          </table:table-cell>
          <table:table-cell office:value-type="float" office:value="20" calcext:value-type="float">
            <text:p>2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0749" calcext:value-type="float">
            <text:p>36950749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482866" calcext:value-type="float">
            <text:p>36482866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72757" calcext:value-type="float">
            <text:p>38372757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1165" calcext:value-type="float">
            <text:p>1971165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9672582" calcext:value-type="float">
            <text:p>4967258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04314" calcext:value-type="float">
            <text:p>49904314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09379" calcext:value-type="float">
            <text:p>45109379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494739" calcext:value-type="float">
            <text:p>33494739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69479" calcext:value-type="float">
            <text:p>44869479</text:p>
          </table:table-cell>
          <table:table-cell office:value-type="float" office:value="31.7" calcext:value-type="float">
            <text:p>31,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4348" calcext:value-type="float">
            <text:p>6664348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571252" calcext:value-type="float">
            <text:p>45571252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98824" calcext:value-type="float">
            <text:p>7198824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2092" calcext:value-type="float">
            <text:p>49392092</text:p>
          </table:table-cell>
          <table:table-cell office:value-type="float" office:value="27" calcext:value-type="float">
            <text:p>2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723189" calcext:value-type="float">
            <text:p>3672318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34387" calcext:value-type="float">
            <text:p>37434387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4708" calcext:value-type="float">
            <text:p>36954708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883036" calcext:value-type="float">
            <text:p>47883036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86534" calcext:value-type="float">
            <text:p>44186534</text:p>
          </table:table-cell>
          <table:table-cell office:value-type="float" office:value="14" calcext:value-type="float">
            <text:p>1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07044" calcext:value-type="float">
            <text:p>46407044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261327" calcext:value-type="float">
            <text:p>372613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47180" calcext:value-type="float">
            <text:p>44247180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85386" calcext:value-type="float">
            <text:p>35985386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886063" calcext:value-type="float">
            <text:p>4788606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64336" calcext:value-type="float">
            <text:p>37164336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21643" calcext:value-type="float">
            <text:p>3742164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196869" calcext:value-type="float">
            <text:p>4619686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091781" calcext:value-type="float">
            <text:p>59091781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53908" calcext:value-type="float">
            <text:p>49653908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912718" calcext:value-type="float">
            <text:p>42912718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95551" calcext:value-type="float">
            <text:p>51795551</text:p>
          </table:table-cell>
          <table:table-cell office:value-type="float" office:value="14" calcext:value-type="float">
            <text:p>1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11237" calcext:value-type="float">
            <text:p>51611237</text:p>
          </table:table-cell>
          <table:table-cell office:value-type="float" office:value="13.9" calcext:value-type="float">
            <text:p>13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289886" calcext:value-type="float">
            <text:p>35289886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50372" calcext:value-type="float">
            <text:p>37650372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6023" calcext:value-type="float">
            <text:p>8426023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095459" calcext:value-type="float">
            <text:p>4209545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734803" calcext:value-type="float">
            <text:p>35734803</text:p>
          </table:table-cell>
          <table:table-cell office:value-type="float" office:value="13.9" calcext:value-type="float">
            <text:p>13,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55367" calcext:value-type="float">
            <text:p>41955367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032267" calcext:value-type="float">
            <text:p>3303226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611793" calcext:value-type="float">
            <text:p>50611793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28346" calcext:value-type="float">
            <text:p>47128346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448527" calcext:value-type="float">
            <text:p>4244852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96508" calcext:value-type="float">
            <text:p>47696508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98225" calcext:value-type="float">
            <text:p>48798225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054044" calcext:value-type="float">
            <text:p>35054044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746856" calcext:value-type="float">
            <text:p>37746856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5116" calcext:value-type="float">
            <text:p>3165116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04022" calcext:value-type="float">
            <text:p>350402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53464" calcext:value-type="float">
            <text:p>38453464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10132" calcext:value-type="float">
            <text:p>45210132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958991" calcext:value-type="float">
            <text:p>3295899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504382" calcext:value-type="float">
            <text:p>35504382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01366" calcext:value-type="float">
            <text:p>51501366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430517" calcext:value-type="float">
            <text:p>643051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14076" calcext:value-type="float">
            <text:p>36214076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83737" calcext:value-type="float">
            <text:p>48983737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587403" calcext:value-type="float">
            <text:p>4058740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96835" calcext:value-type="float">
            <text:p>48496835</text:p>
          </table:table-cell>
          <table:table-cell office:value-type="float" office:value="30" calcext:value-type="float">
            <text:p>3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3083" calcext:value-type="float">
            <text:p>4900308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557077" calcext:value-type="float">
            <text:p>35557077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21057" calcext:value-type="float">
            <text:p>49921057</text:p>
          </table:table-cell>
          <table:table-cell office:value-type="float" office:value="14.9" calcext:value-type="float">
            <text:p>14,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2096" calcext:value-type="float">
            <text:p>1712096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885431" calcext:value-type="float">
            <text:p>38885431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04046" calcext:value-type="float">
            <text:p>37304046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77971" calcext:value-type="float">
            <text:p>51277971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880746" calcext:value-type="float">
            <text:p>41880746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32870" calcext:value-type="float">
            <text:p>47932870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12021" calcext:value-type="float">
            <text:p>4391202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592032" calcext:value-type="float">
            <text:p>4659203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24297" calcext:value-type="float">
            <text:p>48424297</text:p>
          </table:table-cell>
          <table:table-cell office:value-type="float" office:value="17" calcext:value-type="float">
            <text:p>1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53739" calcext:value-type="float">
            <text:p>43553739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684727" calcext:value-type="float">
            <text:p>4268472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25359" calcext:value-type="float">
            <text:p>43925359</text:p>
          </table:table-cell>
          <table:table-cell office:value-type="float" office:value="18" calcext:value-type="float">
            <text:p>18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36164" calcext:value-type="float">
            <text:p>42736164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293554" calcext:value-type="float">
            <text:p>4629355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46682" calcext:value-type="float">
            <text:p>38246682</text:p>
          </table:table-cell>
          <table:table-cell office:value-type="float" office:value="13" calcext:value-type="float">
            <text:p>1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31075" calcext:value-type="float">
            <text:p>37031075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874759" calcext:value-type="float">
            <text:p>4187475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77920" calcext:value-type="float">
            <text:p>7177920</text:p>
          </table:table-cell>
          <table:table-cell office:value-type="float" office:value="13" calcext:value-type="float">
            <text:p>1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95250" calcext:value-type="float">
            <text:p>37495250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184279" calcext:value-type="float">
            <text:p>4618427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27153" calcext:value-type="float">
            <text:p>36627153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1246" calcext:value-type="float">
            <text:p>293124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684177" calcext:value-type="float">
            <text:p>3568417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883393" calcext:value-type="float">
            <text:p>43883393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11057" calcext:value-type="float">
            <text:p>51311057</text:p>
          </table:table-cell>
          <table:table-cell office:value-type="float" office:value="11.9" calcext:value-type="float">
            <text:p>11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614873" calcext:value-type="float">
            <text:p>36614873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65258" calcext:value-type="float">
            <text:p>37665258</text:p>
          </table:table-cell>
          <table:table-cell office:value-type="float" office:value="12.9" calcext:value-type="float">
            <text:p>12,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32551" calcext:value-type="float">
            <text:p>5153255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651721" calcext:value-type="float">
            <text:p>45651721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74916" calcext:value-type="float">
            <text:p>36874916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43463" calcext:value-type="float">
            <text:p>3734346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059404" calcext:value-type="float">
            <text:p>4305940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708133" calcext:value-type="float">
            <text:p>43708133</text:p>
          </table:table-cell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5384" calcext:value-type="float">
            <text:p>3719538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757548" calcext:value-type="float">
            <text:p>35757548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99384" calcext:value-type="float">
            <text:p>8999384</text:p>
          </table:table-cell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01801" calcext:value-type="float">
            <text:p>37301801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288197" calcext:value-type="float">
            <text:p>4228819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579136" calcext:value-type="float">
            <text:p>32579136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42387" calcext:value-type="float">
            <text:p>36942387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801921" calcext:value-type="float">
            <text:p>3580192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18961" calcext:value-type="float">
            <text:p>44818961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47326" calcext:value-type="float">
            <text:p>35847326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727224" calcext:value-type="float">
            <text:p>4072722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8304" calcext:value-type="float">
            <text:p>2378304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95171" calcext:value-type="float">
            <text:p>373951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365407" calcext:value-type="float">
            <text:p>3236540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57127" calcext:value-type="float">
            <text:p>36657127</text:p>
          </table:table-cell>
          <table:table-cell office:value-type="float" office:value="12.9" calcext:value-type="float">
            <text:p>12,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34799" calcext:value-type="float">
            <text:p>3763479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685543" calcext:value-type="float">
            <text:p>40685543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653039" calcext:value-type="float">
            <text:p>43653039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64577" calcext:value-type="float">
            <text:p>5016457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734494" calcext:value-type="float">
            <text:p>3073449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67850" calcext:value-type="float">
            <text:p>48667850</text:p>
          </table:table-cell>
          <table:table-cell office:value-type="float" office:value="19" calcext:value-type="float">
            <text:p>1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8722" calcext:value-type="float">
            <text:p>26487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05101" calcext:value-type="float">
            <text:p>350510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07531" calcext:value-type="float">
            <text:p>37307531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84599" calcext:value-type="float">
            <text:p>43684599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878753" calcext:value-type="float">
            <text:p>35878753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64264" calcext:value-type="float">
            <text:p>36164264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14012" calcext:value-type="float">
            <text:p>369140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93555" calcext:value-type="float">
            <text:p>649355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06309" calcext:value-type="float">
            <text:p>49206309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29169" calcext:value-type="float">
            <text:p>4372916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797210" calcext:value-type="float">
            <text:p>357972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86010" calcext:value-type="float">
            <text:p>48886010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20648" calcext:value-type="float">
            <text:p>427206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104457" calcext:value-type="float">
            <text:p>4610445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19482" calcext:value-type="float">
            <text:p>37819482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23865" calcext:value-type="float">
            <text:p>3772386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536264" calcext:value-type="float">
            <text:p>385362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0153" calcext:value-type="float">
            <text:p>37070153</text:p>
          </table:table-cell>
          <table:table-cell office:value-type="float" office:value="10.9" calcext:value-type="float">
            <text:p>10,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13874" calcext:value-type="float">
            <text:p>362138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439543" calcext:value-type="float">
            <text:p>4343954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94563" calcext:value-type="float">
            <text:p>48394563</text:p>
          </table:table-cell>
          <table:table-cell office:value-type="float" office:value="19" calcext:value-type="float">
            <text:p>1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80350" calcext:value-type="float">
            <text:p>498803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682369" calcext:value-type="float">
            <text:p>33682369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6964" calcext:value-type="float">
            <text:p>1596964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53910" calcext:value-type="float">
            <text:p>366539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18510" calcext:value-type="float">
            <text:p>711851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85669" calcext:value-type="float">
            <text:p>37285669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89133" calcext:value-type="float">
            <text:p>480891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363112" calcext:value-type="float">
            <text:p>3336311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42612" calcext:value-type="float">
            <text:p>38042612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545" calcext:value-type="float">
            <text:p>3732545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21550" calcext:value-type="float">
            <text:p>642155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16671" calcext:value-type="float">
            <text:p>48816671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24817" calcext:value-type="float">
            <text:p>509248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230813" calcext:value-type="float">
            <text:p>3523081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45152" calcext:value-type="float">
            <text:p>50145152</text:p>
          </table:table-cell>
          <table:table-cell office:value-type="float" office:value="13" calcext:value-type="float">
            <text:p>1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96633" calcext:value-type="float">
            <text:p>359966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799423" calcext:value-type="float">
            <text:p>36799423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1582" calcext:value-type="float">
            <text:p>2451582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13802" calcext:value-type="float">
            <text:p>504138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020064" calcext:value-type="float">
            <text:p>3002006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07136" calcext:value-type="float">
            <text:p>43307136</text:p>
          </table:table-cell>
          <table:table-cell office:value-type="float" office:value="11.9" calcext:value-type="float">
            <text:p>11,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0080" calcext:value-type="float">
            <text:p>369500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130562" calcext:value-type="float">
            <text:p>42130562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024851" calcext:value-type="float">
            <text:p>40024851</text:p>
          </table:table-cell>
          <table:table-cell office:value-type="float" office:value="23" calcext:value-type="float">
            <text:p>2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4005" calcext:value-type="float">
            <text:p>3794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85104" calcext:value-type="float">
            <text:p>3598510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71474" calcext:value-type="float">
            <text:p>7171474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89690" calcext:value-type="float">
            <text:p>374896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632626" calcext:value-type="float">
            <text:p>31632626</text:p>
          </table:table-cell>
          <table:table-cell office:value-type="float" office:value="25.7" calcext:value-type="float">
            <text:p>25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1293" calcext:value-type="float">
            <text:p>3741293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71360" calcext:value-type="float">
            <text:p>484713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596492" calcext:value-type="float">
            <text:p>3559649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918981" calcext:value-type="float">
            <text:p>51918981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41091" calcext:value-type="float">
            <text:p>515410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29547" calcext:value-type="float">
            <text:p>3942954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61131" calcext:value-type="float">
            <text:p>9261131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45268" calcext:value-type="float">
            <text:p>87452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05074" calcext:value-type="float">
            <text:p>3590507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19979" calcext:value-type="float">
            <text:p>37819979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77873" calcext:value-type="float">
            <text:p>49577873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433409" calcext:value-type="float">
            <text:p>4843340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1738" calcext:value-type="float">
            <text:p>2501738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04532" calcext:value-type="float">
            <text:p>367045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205654" calcext:value-type="float">
            <text:p>3420565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85495" calcext:value-type="float">
            <text:p>43185495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80378" calcext:value-type="float">
            <text:p>497803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416778" calcext:value-type="float">
            <text:p>4341677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23290" calcext:value-type="float">
            <text:p>9023290</text:p>
          </table:table-cell>
          <table:table-cell office:value-type="float" office:value="18.8" calcext:value-type="float">
            <text:p>18,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62827" calcext:value-type="float">
            <text:p>374628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730306" calcext:value-type="float">
            <text:p>35730306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88091" calcext:value-type="float">
            <text:p>38188091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49677" calcext:value-type="float">
            <text:p>497496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426003" calcext:value-type="float">
            <text:p>48426003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37374" calcext:value-type="float">
            <text:p>49837374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59119" calcext:value-type="float">
            <text:p>386591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230593" calcext:value-type="float">
            <text:p>3623059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3277" calcext:value-type="float">
            <text:p>37073277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58744" calcext:value-type="float">
            <text:p>380587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320469" calcext:value-type="float">
            <text:p>4632046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8968" calcext:value-type="float">
            <text:p>1448968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89085" calcext:value-type="float">
            <text:p>491890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015012" calcext:value-type="float">
            <text:p>3601501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24102" calcext:value-type="float">
            <text:p>43424102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90482" calcext:value-type="float">
            <text:p>44890482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141531" calcext:value-type="float">
            <text:p>47141531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47394" calcext:value-type="float">
            <text:p>9047394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11136" calcext:value-type="float">
            <text:p>478111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517942" calcext:value-type="float">
            <text:p>3451794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98450" calcext:value-type="float">
            <text:p>37398450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9274221.91" calcext:value-type="float">
            <text:p>39274221,91</text:p>
          </table:table-cell>
          <table:table-cell table:formula="of:=AVERAGE([.C11:.C110])" office:value-type="float" office:value="18.201" calcext:value-type="float">
            <text:p>18,201</text:p>
          </table:table-cell>
          <table:table-cell table:formula="of:=AVERAGE([.D11:.D110])" office:value-type="float" office:value="1.844" calcext:value-type="float">
            <text:p>1,844</text:p>
          </table:table-cell>
          <table:table-cell table:number-columns-repeated="2"/>
          <table:table-cell table:formula="of:=AVERAGE([.G11:.G110])" office:value-type="float" office:value="35135219.98" calcext:value-type="float">
            <text:p>35135219,98</text:p>
          </table:table-cell>
          <table:table-cell table:formula="of:=AVERAGE([.H11:.H110])" office:value-type="float" office:value="21.404" calcext:value-type="float">
            <text:p>21,404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36980060.39" calcext:value-type="float">
            <text:p>36980060,39</text:p>
          </table:table-cell>
          <table:table-cell table:formula="of:=AVERAGE([.M11:.M110])" office:value-type="float" office:value="20.451" calcext:value-type="float">
            <text:p>20,451</text:p>
          </table:table-cell>
          <table:table-cell table:formula="of:=AVERAGE([.N11:.N110])" office:value-type="float" office:value="5.312" calcext:value-type="float">
            <text:p>5,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3517019.7909273" calcext:value-type="float">
            <text:p>13517019,7909273</text:p>
          </table:table-cell>
          <table:table-cell table:formula="of:=STDEVP([.C11:.C110])" office:value-type="float" office:value="20.238623940377" calcext:value-type="float">
            <text:p>20,238623940377</text:p>
          </table:table-cell>
          <table:table-cell table:formula="of:=STDEVP([.D11:.D110])" office:value-type="float" office:value="0.22105203007437" calcext:value-type="float">
            <text:p>0,22105203007437</text:p>
          </table:table-cell>
          <table:table-cell table:number-columns-repeated="2"/>
          <table:table-cell table:formula="of:=STDEVP([.G11:.G110])" office:value-type="float" office:value="12330971.1390032" calcext:value-type="float">
            <text:p>12330971,1390032</text:p>
          </table:table-cell>
          <table:table-cell table:formula="of:=STDEVP([.H11:.H110])" office:value-type="float" office:value="3.38564380879029" calcext:value-type="float">
            <text:p>3,38564380879029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4636349.7104932" calcext:value-type="float">
            <text:p>14636349,7104932</text:p>
          </table:table-cell>
          <table:table-cell table:formula="of:=STDEVP([.M11:.M110])" office:value-type="float" office:value="29.619356829614" calcext:value-type="float">
            <text:p>29,619356829614</text:p>
          </table:table-cell>
          <table:table-cell table:formula="of:=STDEVP([.N11:.N110])" office:value-type="float" office:value="0.779266321612837" calcext:value-type="float">
            <text:p>0,7792663216128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2829841.5" calcext:value-type="float">
            <text:p>42829841,5</text:p>
          </table:table-cell>
          <table:table-cell table:formula="of:=MEDIAN([.C11:.C110])" office:value-type="float" office:value="13.45" calcext:value-type="float">
            <text:p>13,45</text:p>
          </table:table-cell>
          <table:table-cell table:formula="of:=MEDIAN([.D11:.D110])" office:value-type="float" office:value="1.9" calcext:value-type="float">
            <text:p>1,9</text:p>
          </table:table-cell>
          <table:table-cell table:number-columns-repeated="2"/>
          <table:table-cell table:formula="of:=MEDIAN([.G11:.G110])" office:value-type="float" office:value="37066855" calcext:value-type="float">
            <text:p>37066855</text:p>
          </table:table-cell>
          <table:table-cell table:formula="of:=MEDIAN([.H11:.H110])" office:value-type="float" office:value="21" calcext:value-type="float">
            <text:p>21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39792789" calcext:value-type="float">
            <text:p>39792789</text:p>
          </table:table-cell>
          <table:table-cell table:formula="of:=MEDIAN([.M11:.M110])" office:value-type="float" office:value="14" calcext:value-type="float">
            <text:p>14</text:p>
          </table:table-cell>
          <table:table-cell table:formula="of:=MEDIAN([.N11:.N110])"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0158317.34" calcext:value-type="float">
            <text:p>40158317,34</text:p>
          </table:table-cell>
          <table:table-cell table:formula="of:=AVERAGE([.C11:.C60])" office:value-type="float" office:value="23.454" calcext:value-type="float">
            <text:p>23,454</text:p>
          </table:table-cell>
          <table:table-cell table:formula="of:=AVERAGE([.D11:.D60])" office:value-type="float" office:value="1.72" calcext:value-type="float">
            <text:p>1,72</text:p>
          </table:table-cell>
          <table:table-cell table:number-columns-repeated="2"/>
          <table:table-cell table:formula="of:=AVERAGE([.G11:.G60])" office:value-type="float" office:value="33802073.1" calcext:value-type="float">
            <text:p>33802073,1</text:p>
          </table:table-cell>
          <table:table-cell table:formula="of:=AVERAGE([.H11:.H60])" office:value-type="float" office:value="22.054" calcext:value-type="float">
            <text:p>22,054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40450086.66" calcext:value-type="float">
            <text:p>40450086,66</text:p>
          </table:table-cell>
          <table:table-cell table:formula="of:=AVERAGE([.M11:.M60])" office:value-type="float" office:value="26.836" calcext:value-type="float">
            <text:p>26,836</text:p>
          </table:table-cell>
          <table:table-cell table:formula="of:=AVERAGE([.N11:.N60])" office:value-type="float" office:value="4.85599999999999" calcext:value-type="float">
            <text:p>4,85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8390126.48" calcext:value-type="float">
            <text:p>38390126,48</text:p>
          </table:table-cell>
          <table:table-cell table:formula="of:=AVERAGE([.C61:.C110])" office:value-type="float" office:value="12.948" calcext:value-type="float">
            <text:p>12,948</text:p>
          </table:table-cell>
          <table:table-cell table:formula="of:=AVERAGE([.D61:.D110])" office:value-type="float" office:value="1.968" calcext:value-type="float">
            <text:p>1,968</text:p>
          </table:table-cell>
          <table:table-cell table:number-columns-repeated="2"/>
          <table:table-cell table:formula="of:=AVERAGE([.G61:.G110])" office:value-type="float" office:value="36468366.86" calcext:value-type="float">
            <text:p>36468366,86</text:p>
          </table:table-cell>
          <table:table-cell table:formula="of:=AVERAGE([.H61:.H110])" office:value-type="float" office:value="20.754" calcext:value-type="float">
            <text:p>20,754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33510034.12" calcext:value-type="float">
            <text:p>33510034,12</text:p>
          </table:table-cell>
          <table:table-cell table:formula="of:=AVERAGE([.M61:.M110])" office:value-type="float" office:value="14.066" calcext:value-type="float">
            <text:p>14,066</text:p>
          </table:table-cell>
          <table:table-cell table:formula="of:=AVERAGE([.N61:.N110])" office:value-type="float" office:value="5.768" calcext:value-type="float">
            <text:p>5,7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3893016.5185729" calcext:value-type="float">
            <text:p>13893016,5185729</text:p>
          </table:table-cell>
          <table:table-cell table:formula="of:=STDEVP([.C61:.C110])" office:value-type="float" office:value="4.78899738985103" calcext:value-type="float">
            <text:p>4,78899738985103</text:p>
          </table:table-cell>
          <table:table-cell table:formula="of:=STDEVP([.D61:.D110])" office:value-type="float" office:value="0.0466476151587624" calcext:value-type="float">
            <text:p>0,046647615158762</text:p>
          </table:table-cell>
          <table:table-cell table:number-columns-repeated="2"/>
          <table:table-cell table:formula="of:=STDEVP([.G61:.G110])" office:value-type="float" office:value="10237382.3620578" calcext:value-type="float">
            <text:p>10237382,3620578</text:p>
          </table:table-cell>
          <table:table-cell table:formula="of:=STDEVP([.H61:.H110])" office:value-type="float" office:value="2.14878663435903" calcext:value-type="float">
            <text:p>2,1487866343590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6552714.8049578" calcext:value-type="float">
            <text:p>16552714,8049578</text:p>
          </table:table-cell>
          <table:table-cell table:formula="of:=STDEVP([.M61:.M110])" office:value-type="float" office:value="4.86841288306569" calcext:value-type="float">
            <text:p>4,86841288306569</text:p>
          </table:table-cell>
          <table:table-cell table:formula="of:=STDEVP([.N61:.N110])" office:value-type="float" office:value="0.0466476151587623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4796596.5" calcext:value-type="float">
            <text:p>44796596,5</text:p>
          </table:table-cell>
          <table:table-cell table:formula="of:=MEDIAN([.C11:.C60])" office:value-type="float" office:value="15" calcext:value-type="float">
            <text:p>15</text:p>
          </table:table-cell>
          <table:table-cell table:formula="of:=MEDIAN([.D11:.D60])" office:value-type="float" office:value="1.8" calcext:value-type="float">
            <text:p>1,8</text:p>
          </table:table-cell>
          <table:table-cell table:number-columns-repeated="2"/>
          <table:table-cell table:formula="of:=MEDIAN([.G11:.G60])" office:value-type="float" office:value="37104063" calcext:value-type="float">
            <text:p>37104063</text:p>
          </table:table-cell>
          <table:table-cell table:formula="of:=MEDIAN([.H11:.H60])" office:value-type="float" office:value="21.4" calcext:value-type="float">
            <text:p>21,4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2196282.5" calcext:value-type="float">
            <text:p>42196282,5</text:p>
          </table:table-cell>
          <table:table-cell table:formula="of:=MEDIAN([.M11:.M60])" office:value-type="float" office:value="16" calcext:value-type="float">
            <text:p>16</text:p>
          </table:table-cell>
          <table:table-cell table:formula="of:=MEDIAN([.N11:.N6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38358931.5" calcext:value-type="float">
            <text:p>38358931,5</text:p>
          </table:table-cell>
          <table:table-cell table:formula="of:=MEDIAN([.C61:.C110])" office:value-type="float" office:value="12" calcext:value-type="float">
            <text:p>12</text:p>
          </table:table-cell>
          <table:table-cell table:formula="of:=MEDIAN([.D61:.D110])" office:value-type="float" office:value="2" calcext:value-type="float">
            <text:p>2</text:p>
          </table:table-cell>
          <table:table-cell table:number-columns-repeated="2"/>
          <table:table-cell table:formula="of:=MEDIAN([.G61:.G110])" office:value-type="float" office:value="36422733" calcext:value-type="float">
            <text:p>36422733</text:p>
          </table:table-cell>
          <table:table-cell table:formula="of:=MEDIAN([.H61:.H110])" office:value-type="float" office:value="20" calcext:value-type="float">
            <text:p>20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37819730.5" calcext:value-type="float">
            <text:p>37819730,5</text:p>
          </table:table-cell>
          <table:table-cell table:formula="of:=MEDIAN([.M61:.M110])" office:value-type="float" office:value="12.9" calcext:value-type="float">
            <text:p>12,9</text:p>
          </table:table-cell>
          <table:table-cell table:formula="of:=MEDIAN([.N61:.N110])"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799775" calcext:value-type="float">
            <text:p>11799775</text:p>
          </table:table-cell>
          <table:table-cell office:value-type="float" office:value="73.3" calcext:value-type="float">
            <text:p>7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170125" calcext:value-type="float">
            <text:p>10170125</text:p>
          </table:table-cell>
          <table:table-cell office:value-type="float" office:value="66.7" calcext:value-type="float">
            <text:p>66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8237494" calcext:value-type="float">
            <text:p>18237494</text:p>
          </table:table-cell>
          <table:table-cell office:value-type="float" office:value="200" calcext:value-type="float">
            <text:p>20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8811" calcext:value-type="float">
            <text:p>3868811</text:p>
          </table:table-cell>
          <table:table-cell office:value-type="float" office:value="184" calcext:value-type="float">
            <text:p>18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544885" calcext:value-type="float">
            <text:p>1654488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29614" calcext:value-type="float">
            <text:p>24229614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0317" calcext:value-type="float">
            <text:p>2310317</text:p>
          </table:table-cell>
          <table:table-cell office:value-type="float" office:value="123" calcext:value-type="float">
            <text:p>12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338187" calcext:value-type="float">
            <text:p>733818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44380" calcext:value-type="float">
            <text:p>3044380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30046" calcext:value-type="float">
            <text:p>25030046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4424654" calcext:value-type="float">
            <text:p>1442465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55492" calcext:value-type="float">
            <text:p>24255492</text:p>
          </table:table-cell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98059" calcext:value-type="float">
            <text:p>22998059</text:p>
          </table:table-cell>
          <table:table-cell office:value-type="float" office:value="45.5" calcext:value-type="float">
            <text:p>45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371419" calcext:value-type="float">
            <text:p>6371419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6277" calcext:value-type="float">
            <text:p>24346277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2908" calcext:value-type="float">
            <text:p>5492908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906683" calcext:value-type="float">
            <text:p>790668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79690" calcext:value-type="float">
            <text:p>26479690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34418" calcext:value-type="float">
            <text:p>22634418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22834" calcext:value-type="float">
            <text:p>8222834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61065" calcext:value-type="float">
            <text:p>25861065</text:p>
          </table:table-cell>
          <table:table-cell office:value-type="float" office:value="34" calcext:value-type="float">
            <text:p>3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05878" calcext:value-type="float">
            <text:p>2550587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51848" calcext:value-type="float">
            <text:p>7851848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16759" calcext:value-type="float">
            <text:p>23716759</text:p>
          </table:table-cell>
          <table:table-cell office:value-type="float" office:value="23.8" calcext:value-type="float">
            <text:p>23,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374" calcext:value-type="float">
            <text:p>3450374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5423" calcext:value-type="float">
            <text:p>2334542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24988" calcext:value-type="float">
            <text:p>24024988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76493" calcext:value-type="float">
            <text:p>22476493</text:p>
          </table:table-cell>
          <table:table-cell office:value-type="float" office:value="64.4" calcext:value-type="float">
            <text:p>64,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351416" calcext:value-type="float">
            <text:p>2035141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86235" calcext:value-type="float">
            <text:p>25286235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77244" calcext:value-type="float">
            <text:p>22377244</text:p>
          </table:table-cell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999414" calcext:value-type="float">
            <text:p>7999414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65353" calcext:value-type="float">
            <text:p>24765353</text:p>
          </table:table-cell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20947" calcext:value-type="float">
            <text:p>2202094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19751" calcext:value-type="float">
            <text:p>5019751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33466" calcext:value-type="float">
            <text:p>25133466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92876" calcext:value-type="float">
            <text:p>2109287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36939" calcext:value-type="float">
            <text:p>433693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74578" calcext:value-type="float">
            <text:p>25774578</text:p>
          </table:table-cell>
          <table:table-cell office:value-type="float" office:value="26" calcext:value-type="float">
            <text:p>2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35207" calcext:value-type="float">
            <text:p>2003520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607247" calcext:value-type="float">
            <text:p>960724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06688" calcext:value-type="float">
            <text:p>23506688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50895" calcext:value-type="float">
            <text:p>23050895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001449" calcext:value-type="float">
            <text:p>8001449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1796" calcext:value-type="float">
            <text:p>23221796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60423" calcext:value-type="float">
            <text:p>22260423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025169" calcext:value-type="float">
            <text:p>702516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56994" calcext:value-type="float">
            <text:p>24456994</text:p>
          </table:table-cell>
          <table:table-cell office:value-type="float" office:value="34.7" calcext:value-type="float">
            <text:p>34,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25538" calcext:value-type="float">
            <text:p>24525538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428783" calcext:value-type="float">
            <text:p>442878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67495" calcext:value-type="float">
            <text:p>24567495</text:p>
          </table:table-cell>
          <table:table-cell office:value-type="float" office:value="24" calcext:value-type="float">
            <text:p>2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3016" calcext:value-type="float">
            <text:p>4103016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238398" calcext:value-type="float">
            <text:p>723839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25370" calcext:value-type="float">
            <text:p>23825370</text:p>
          </table:table-cell>
          <table:table-cell office:value-type="float" office:value="37" calcext:value-type="float">
            <text:p>3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08294" calcext:value-type="float">
            <text:p>23108294</text:p>
          </table:table-cell>
          <table:table-cell office:value-type="float" office:value="38.6" calcext:value-type="float">
            <text:p>38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108039" calcext:value-type="float">
            <text:p>2010803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5832" calcext:value-type="float">
            <text:p>22945832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69986" calcext:value-type="float">
            <text:p>23469986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104593" calcext:value-type="float">
            <text:p>6104593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7778" calcext:value-type="float">
            <text:p>22747778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06525" calcext:value-type="float">
            <text:p>22706525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113555" calcext:value-type="float">
            <text:p>811355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7023" calcext:value-type="float">
            <text:p>25087023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34429" calcext:value-type="float">
            <text:p>24634429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940930" calcext:value-type="float">
            <text:p>1994093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7600" calcext:value-type="float">
            <text:p>23617600</text:p>
          </table:table-cell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31869" calcext:value-type="float">
            <text:p>24531869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730945" calcext:value-type="float">
            <text:p>1473094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57355" calcext:value-type="float">
            <text:p>24657355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66694" calcext:value-type="float">
            <text:p>24066694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665793" calcext:value-type="float">
            <text:p>666579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29783" calcext:value-type="float">
            <text:p>22929783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11251" calcext:value-type="float">
            <text:p>20711251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409262" calcext:value-type="float">
            <text:p>1940926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2035" calcext:value-type="float">
            <text:p>22132035</text:p>
          </table:table-cell>
          <table:table-cell office:value-type="float" office:value="31.7" calcext:value-type="float">
            <text:p>31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65410" calcext:value-type="float">
            <text:p>24465410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500183" calcext:value-type="float">
            <text:p>850018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1675" calcext:value-type="float">
            <text:p>2291167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27568" calcext:value-type="float">
            <text:p>21527568</text:p>
          </table:table-cell>
          <table:table-cell office:value-type="float" office:value="29.7" calcext:value-type="float">
            <text:p>29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366893" calcext:value-type="float">
            <text:p>736689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81685" calcext:value-type="float">
            <text:p>2258168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88744" calcext:value-type="float">
            <text:p>22788744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95880" calcext:value-type="float">
            <text:p>469588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1405" calcext:value-type="float">
            <text:p>2374140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14159" calcext:value-type="float">
            <text:p>22614159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463457" calcext:value-type="float">
            <text:p>14463457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1085" calcext:value-type="float">
            <text:p>2495108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1377" calcext:value-type="float">
            <text:p>2731377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78826" calcext:value-type="float">
            <text:p>857882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5631" calcext:value-type="float">
            <text:p>233556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7826" calcext:value-type="float">
            <text:p>22827826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281292" calcext:value-type="float">
            <text:p>928129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59237" calcext:value-type="float">
            <text:p>24859237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5451" calcext:value-type="float">
            <text:p>24495451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122561" calcext:value-type="float">
            <text:p>1212256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68111" calcext:value-type="float">
            <text:p>22568111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59499" calcext:value-type="float">
            <text:p>24959499</text:p>
          </table:table-cell>
          <table:table-cell office:value-type="float" office:value="26" calcext:value-type="float">
            <text:p>2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00150" calcext:value-type="float">
            <text:p>850015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89316" calcext:value-type="float">
            <text:p>20089316</text:p>
          </table:table-cell>
          <table:table-cell office:value-type="float" office:value="34.7" calcext:value-type="float">
            <text:p>34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63439" calcext:value-type="float">
            <text:p>24563439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126746" calcext:value-type="float">
            <text:p>712674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91567" calcext:value-type="float">
            <text:p>22591567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3390" calcext:value-type="float">
            <text:p>2673390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436891" calcext:value-type="float">
            <text:p>2243689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55337" calcext:value-type="float">
            <text:p>22555337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7583" calcext:value-type="float">
            <text:p>24457583</text:p>
          </table:table-cell>
          <table:table-cell office:value-type="float" office:value="27.7" calcext:value-type="float">
            <text:p>27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749195" calcext:value-type="float">
            <text:p>1874919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82876" calcext:value-type="float">
            <text:p>24882876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99899" calcext:value-type="float">
            <text:p>20799899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706565" calcext:value-type="float">
            <text:p>3706565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70194" calcext:value-type="float">
            <text:p>25270194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9943" calcext:value-type="float">
            <text:p>24719943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235479" calcext:value-type="float">
            <text:p>1223547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6009" calcext:value-type="float">
            <text:p>24696009</text:p>
          </table:table-cell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69475" calcext:value-type="float">
            <text:p>22069475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037879" calcext:value-type="float">
            <text:p>7037879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18492" calcext:value-type="float">
            <text:p>24518492</text:p>
          </table:table-cell>
          <table:table-cell office:value-type="float" office:value="40" calcext:value-type="float">
            <text:p>4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61580" calcext:value-type="float">
            <text:p>20861580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892390" calcext:value-type="float">
            <text:p>21892390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2958" calcext:value-type="float">
            <text:p>25202958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84089" calcext:value-type="float">
            <text:p>23784089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058793" calcext:value-type="float">
            <text:p>905879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4328" calcext:value-type="float">
            <text:p>22654328</text:p>
          </table:table-cell>
          <table:table-cell office:value-type="float" office:value="32.7" calcext:value-type="float">
            <text:p>32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5615" calcext:value-type="float">
            <text:p>2635615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132683" calcext:value-type="float">
            <text:p>7132683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61894" calcext:value-type="float">
            <text:p>25061894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3236" calcext:value-type="float">
            <text:p>22853236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833873" calcext:value-type="float">
            <text:p>2283387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97571" calcext:value-type="float">
            <text:p>22597571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8220" calcext:value-type="float">
            <text:p>2254822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702041" calcext:value-type="float">
            <text:p>870204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7215" calcext:value-type="float">
            <text:p>24997215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63625" calcext:value-type="float">
            <text:p>24163625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72467" calcext:value-type="float">
            <text:p>8572467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36495" calcext:value-type="float">
            <text:p>24936495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54797" calcext:value-type="float">
            <text:p>23854797</text:p>
          </table:table-cell>
          <table:table-cell office:value-type="float" office:value="26.7" calcext:value-type="float">
            <text:p>26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10247" calcext:value-type="float">
            <text:p>851024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0235" calcext:value-type="float">
            <text:p>25200235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49798" calcext:value-type="float">
            <text:p>20949798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003623" calcext:value-type="float">
            <text:p>700362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6200" calcext:value-type="float">
            <text:p>23286200</text:p>
          </table:table-cell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881" calcext:value-type="float">
            <text:p>1612881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321093" calcext:value-type="float">
            <text:p>732109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16823" calcext:value-type="float">
            <text:p>24416823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52695" calcext:value-type="float">
            <text:p>21352695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126564" calcext:value-type="float">
            <text:p>9126564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27460" calcext:value-type="float">
            <text:p>24827460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47065" calcext:value-type="float">
            <text:p>21847065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771259" calcext:value-type="float">
            <text:p>2077125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16152" calcext:value-type="float">
            <text:p>24716152</text:p>
          </table:table-cell>
          <table:table-cell office:value-type="float" office:value="18.8" calcext:value-type="float">
            <text:p>18,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55821" calcext:value-type="float">
            <text:p>24355821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058100" calcext:value-type="float">
            <text:p>605810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49591" calcext:value-type="float">
            <text:p>23249591</text:p>
          </table:table-cell>
          <table:table-cell office:value-type="float" office:value="22" calcext:value-type="float">
            <text:p>2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28923" calcext:value-type="float">
            <text:p>22528923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62359" calcext:value-type="float">
            <text:p>766235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3183" calcext:value-type="float">
            <text:p>24993183</text:p>
          </table:table-cell>
          <table:table-cell office:value-type="float" office:value="22" calcext:value-type="float">
            <text:p>2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17497" calcext:value-type="float">
            <text:p>24017497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74124" calcext:value-type="float">
            <text:p>7674124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2647" calcext:value-type="float">
            <text:p>23282647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31259" calcext:value-type="float">
            <text:p>22831259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21781" calcext:value-type="float">
            <text:p>752178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78897" calcext:value-type="float">
            <text:p>22578897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3874" calcext:value-type="float">
            <text:p>2783874</text:p>
          </table:table-cell>
          <table:table-cell office:value-type="float" office:value="42.6" calcext:value-type="float">
            <text:p>42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962738" calcext:value-type="float">
            <text:p>696273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90432" calcext:value-type="float">
            <text:p>22790432</text:p>
          </table:table-cell>
          <table:table-cell office:value-type="float" office:value="34" calcext:value-type="float">
            <text:p>3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5882" calcext:value-type="float">
            <text:p>22825882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173412" calcext:value-type="float">
            <text:p>917341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78553" calcext:value-type="float">
            <text:p>24878553</text:p>
          </table:table-cell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97259" calcext:value-type="float">
            <text:p>22497259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802602" calcext:value-type="float">
            <text:p>24802602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74562" calcext:value-type="float">
            <text:p>22574562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5991" calcext:value-type="float">
            <text:p>22855991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304871" calcext:value-type="float">
            <text:p>18304871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0153" calcext:value-type="float">
            <text:p>25200153</text:p>
          </table:table-cell>
          <table:table-cell office:value-type="float" office:value="20.8" calcext:value-type="float">
            <text:p>20,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8852" calcext:value-type="float">
            <text:p>3228852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140727" calcext:value-type="float">
            <text:p>1614072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6718" calcext:value-type="float">
            <text:p>23106718</text:p>
          </table:table-cell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69141" calcext:value-type="float">
            <text:p>23469141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457290" calcext:value-type="float">
            <text:p>1945729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9296" calcext:value-type="float">
            <text:p>23289296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81000" calcext:value-type="float">
            <text:p>22981000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588409" calcext:value-type="float">
            <text:p>5588409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16712" calcext:value-type="float">
            <text:p>24916712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4012" calcext:value-type="float">
            <text:p>2594012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863715" calcext:value-type="float">
            <text:p>19863715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3899" calcext:value-type="float">
            <text:p>25123899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3854" calcext:value-type="float">
            <text:p>1653854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148962" calcext:value-type="float">
            <text:p>7148962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2039" calcext:value-type="float">
            <text:p>23422039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1777" calcext:value-type="float">
            <text:p>22731777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850335" calcext:value-type="float">
            <text:p>1985033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55191" calcext:value-type="float">
            <text:p>24855191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3916" calcext:value-type="float">
            <text:p>22573916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618773" calcext:value-type="float">
            <text:p>15618773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1455" calcext:value-type="float">
            <text:p>23341455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95391" calcext:value-type="float">
            <text:p>22995391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605225" calcext:value-type="float">
            <text:p>560522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0333" calcext:value-type="float">
            <text:p>22890333</text:p>
          </table:table-cell>
          <table:table-cell office:value-type="float" office:value="28.7" calcext:value-type="float">
            <text:p>28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53091" calcext:value-type="float">
            <text:p>24653091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15388" calcext:value-type="float">
            <text:p>751538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3447" calcext:value-type="float">
            <text:p>22633447</text:p>
          </table:table-cell>
          <table:table-cell office:value-type="float" office:value="48" calcext:value-type="float">
            <text:p>4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88333" calcext:value-type="float">
            <text:p>23188333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81068" calcext:value-type="float">
            <text:p>7581068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19230" calcext:value-type="float">
            <text:p>23819230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98895" calcext:value-type="float">
            <text:p>21798895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300303" calcext:value-type="float">
            <text:p>8300303</text:p>
          </table:table-cell>
          <table:table-cell office:value-type="float" office:value="50.5" calcext:value-type="float">
            <text:p>50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61731" calcext:value-type="float">
            <text:p>24961731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57614" calcext:value-type="float">
            <text:p>24757614</text:p>
          </table:table-cell>
          <table:table-cell office:value-type="float" office:value="22.8" calcext:value-type="float">
            <text:p>22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641114" calcext:value-type="float">
            <text:p>764111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7167" calcext:value-type="float">
            <text:p>23007167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11269" calcext:value-type="float">
            <text:p>23611269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521614" calcext:value-type="float">
            <text:p>1852161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4651" calcext:value-type="float">
            <text:p>23444651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85821" calcext:value-type="float">
            <text:p>22285821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621713" calcext:value-type="float">
            <text:p>76217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02114" calcext:value-type="float">
            <text:p>24602114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5077" calcext:value-type="float">
            <text:p>22745077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454443" calcext:value-type="float">
            <text:p>1845444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76528" calcext:value-type="float">
            <text:p>23576528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34910" calcext:value-type="float">
            <text:p>22334910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787771" calcext:value-type="float">
            <text:p>478777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06309" calcext:value-type="float">
            <text:p>21106309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15348" calcext:value-type="float">
            <text:p>22815348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129775" calcext:value-type="float">
            <text:p>712977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20363" calcext:value-type="float">
            <text:p>25020363</text:p>
          </table:table-cell>
          <table:table-cell office:value-type="float" office:value="20.8" calcext:value-type="float">
            <text:p>20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2872" calcext:value-type="float">
            <text:p>22642872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998891" calcext:value-type="float">
            <text:p>4998891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00409" calcext:value-type="float">
            <text:p>24900409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97656" calcext:value-type="float">
            <text:p>22697656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370965" calcext:value-type="float">
            <text:p>6370965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8785" calcext:value-type="float">
            <text:p>23308785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43990" calcext:value-type="float">
            <text:p>2494399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536150" calcext:value-type="float">
            <text:p>2153615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58901" calcext:value-type="float">
            <text:p>23558901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75728" calcext:value-type="float">
            <text:p>24875728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903804" calcext:value-type="float">
            <text:p>690380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6871" calcext:value-type="float">
            <text:p>23496871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79406" calcext:value-type="float">
            <text:p>22679406</text:p>
          </table:table-cell>
          <table:table-cell office:value-type="float" office:value="23.8" calcext:value-type="float">
            <text:p>23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4494170" calcext:value-type="float">
            <text:p>24494170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0661" calcext:value-type="float">
            <text:p>23100661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56529" calcext:value-type="float">
            <text:p>21556529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266942" calcext:value-type="float">
            <text:p>626694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48807" calcext:value-type="float">
            <text:p>22648807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15818" calcext:value-type="float">
            <text:p>22315818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195177" calcext:value-type="float">
            <text:p>7195177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74748" calcext:value-type="float">
            <text:p>23674748</text:p>
          </table:table-cell>
          <table:table-cell office:value-type="float" office:value="22.8" calcext:value-type="float">
            <text:p>22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5594" calcext:value-type="float">
            <text:p>24705594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463300" calcext:value-type="float">
            <text:p>646330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18777" calcext:value-type="float">
            <text:p>22618777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3521" calcext:value-type="float">
            <text:p>1593521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671991" calcext:value-type="float">
            <text:p>2367199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140" calcext:value-type="float">
            <text:p>152914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3861" calcext:value-type="float">
            <text:p>22643861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469154" calcext:value-type="float">
            <text:p>22469154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83445" calcext:value-type="float">
            <text:p>25383445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44920" calcext:value-type="float">
            <text:p>2404492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386461" calcext:value-type="float">
            <text:p>22386461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1072" calcext:value-type="float">
            <text:p>22891072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5994" calcext:value-type="float">
            <text:p>2290599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500584" calcext:value-type="float">
            <text:p>1950058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27521" calcext:value-type="float">
            <text:p>22527521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5598" calcext:value-type="float">
            <text:p>2375598</text:p>
          </table:table-cell>
          <table:table-cell office:value-type="float" office:value="26.7" calcext:value-type="float">
            <text:p>26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706456" calcext:value-type="float">
            <text:p>670645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2249" calcext:value-type="float">
            <text:p>24992249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17063" calcext:value-type="float">
            <text:p>22317063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447631" calcext:value-type="float">
            <text:p>644763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6354" calcext:value-type="float">
            <text:p>2546354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71800" calcext:value-type="float">
            <text:p>229718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239952" calcext:value-type="float">
            <text:p>723995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03591" calcext:value-type="float">
            <text:p>31803591</text:p>
          </table:table-cell>
          <table:table-cell office:value-type="float" office:value="27.7" calcext:value-type="float">
            <text:p>27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92724" calcext:value-type="float">
            <text:p>23792724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732418" calcext:value-type="float">
            <text:p>473241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93480" calcext:value-type="float">
            <text:p>24493480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94392" calcext:value-type="float">
            <text:p>23594392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167260" calcext:value-type="float">
            <text:p>716726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9136" calcext:value-type="float">
            <text:p>23349136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71241" calcext:value-type="float">
            <text:p>23871241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831965" calcext:value-type="float">
            <text:p>23831965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3364" calcext:value-type="float">
            <text:p>23183364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82387" calcext:value-type="float">
            <text:p>22082387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931073" calcext:value-type="float">
            <text:p>893107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03667" calcext:value-type="float">
            <text:p>22503667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35690" calcext:value-type="float">
            <text:p>2373569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0576624" calcext:value-type="float">
            <text:p>20576624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0150" calcext:value-type="float">
            <text:p>23370150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0402" calcext:value-type="float">
            <text:p>22730402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253952" calcext:value-type="float">
            <text:p>7253952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46607" calcext:value-type="float">
            <text:p>28046607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136" calcext:value-type="float">
            <text:p>1614136</text:p>
          </table:table-cell>
          <table:table-cell office:value-type="float" office:value="22.8" calcext:value-type="float">
            <text:p>22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416874" calcext:value-type="float">
            <text:p>5416874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6946" calcext:value-type="float">
            <text:p>23746946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70871" calcext:value-type="float">
            <text:p>20070871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684163" calcext:value-type="float">
            <text:p>7684163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73765" calcext:value-type="float">
            <text:p>24873765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68431" calcext:value-type="float">
            <text:p>24968431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257234" calcext:value-type="float">
            <text:p>5257234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6156" calcext:value-type="float">
            <text:p>24836156</text:p>
          </table:table-cell>
          <table:table-cell office:value-type="float" office:value="20.8" calcext:value-type="float">
            <text:p>20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4118" calcext:value-type="float">
            <text:p>24494118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587310" calcext:value-type="float">
            <text:p>758731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3035" calcext:value-type="float">
            <text:p>23563035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19717591.86" calcext:value-type="float">
            <text:p>19717591,86</text:p>
          </table:table-cell>
          <table:table-cell table:formula="of:=AVERAGE([.C121:.C220])" office:value-type="float" office:value="30.814" calcext:value-type="float">
            <text:p>30,814</text:p>
          </table:table-cell>
          <table:table-cell table:formula="of:=AVERAGE([.D121:.D220])" office:value-type="float" office:value="2.27" calcext:value-type="float">
            <text:p>2,27</text:p>
          </table:table-cell>
          <table:table-cell table:number-columns-repeated="2"/>
          <table:table-cell table:formula="of:=AVERAGE([.G121:.G220])" office:value-type="float" office:value="11230618.84" calcext:value-type="float">
            <text:p>11230618,84</text:p>
          </table:table-cell>
          <table:table-cell table:formula="of:=AVERAGE([.H121:.H220])" office:value-type="float" office:value="52.793" calcext:value-type="float">
            <text:p>52,793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3299339.29" calcext:value-type="float">
            <text:p>23299339,29</text:p>
          </table:table-cell>
          <table:table-cell table:formula="of:=AVERAGE([.M121:.M220])" office:value-type="float" office:value="32.48" calcext:value-type="float">
            <text:p>32,48</text:p>
          </table:table-cell>
          <table:table-cell table:formula="of:=AVERAGE([.N121:.N220])" office:value-type="float" office:value="4.921" calcext:value-type="float">
            <text:p>4,9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7563489.36432638" calcext:value-type="float">
            <text:p>7563489,36432638</text:p>
          </table:table-cell>
          <table:table-cell table:formula="of:=STDEVP([.C121:.C220])" office:value-type="float" office:value="19.8353422960129" calcext:value-type="float">
            <text:p>19,8353422960129</text:p>
          </table:table-cell>
          <table:table-cell table:formula="of:=STDEVP([.D121:.D220])" office:value-type="float" office:value="0.301164406927512" calcext:value-type="float">
            <text:p>0,301164406927512</text:p>
          </table:table-cell>
          <table:table-cell table:number-columns-repeated="2"/>
          <table:table-cell table:formula="of:=STDEVP([.G121:.G220])" office:value-type="float" office:value="6226832.54676872" calcext:value-type="float">
            <text:p>6226832,54676872</text:p>
          </table:table-cell>
          <table:table-cell table:formula="of:=STDEVP([.H121:.H220])" office:value-type="float" office:value="6.15196318259464" calcext:value-type="float">
            <text:p>6,15196318259464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3978202.30790256" calcext:value-type="float">
            <text:p>3978202,30790256</text:p>
          </table:table-cell>
          <table:table-cell table:formula="of:=STDEVP([.M121:.M220])" office:value-type="float" office:value="30.5960683748746" calcext:value-type="float">
            <text:p>30,5960683748746</text:p>
          </table:table-cell>
          <table:table-cell table:formula="of:=STDEVP([.N121:.N220])" office:value-type="float" office:value="0.51406128039369" calcext:value-type="float">
            <text:p>0,514061280393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2718463.5" calcext:value-type="float">
            <text:p>22718463,5</text:p>
          </table:table-cell>
          <table:table-cell table:formula="of:=MEDIAN([.C121:.C220])" office:value-type="float" office:value="26" calcext:value-type="float">
            <text:p>26</text:p>
          </table:table-cell>
          <table:table-cell table:formula="of:=MEDIAN([.D121:.D220])" office:value-type="float" office:value="2.4" calcext:value-type="float">
            <text:p>2,4</text:p>
          </table:table-cell>
          <table:table-cell table:number-columns-repeated="2"/>
          <table:table-cell table:formula="of:=MEDIAN([.G121:.G220])" office:value-type="float" office:value="8000431.5" calcext:value-type="float">
            <text:p>8000431,5</text:p>
          </table:table-cell>
          <table:table-cell table:formula="of:=MEDIAN([.H121:.H220])" office:value-type="float" office:value="52.5" calcext:value-type="float">
            <text:p>52,5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695753.5" calcext:value-type="float">
            <text:p>23695753,5</text:p>
          </table:table-cell>
          <table:table-cell table:formula="of:=MEDIAN([.M121:.M220])" office:value-type="float" office:value="26" calcext:value-type="float">
            <text:p>26</text:p>
          </table:table-cell>
          <table:table-cell table:formula="of:=MEDIAN([.N121:.N22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9208392.74" calcext:value-type="float">
            <text:p>19208392,74</text:p>
          </table:table-cell>
          <table:table-cell table:formula="of:=AVERAGE([.C121:.C170])" office:value-type="float" office:value="36.498" calcext:value-type="float">
            <text:p>36,498</text:p>
          </table:table-cell>
          <table:table-cell table:formula="of:=AVERAGE([.D121:.D170])" office:value-type="float" office:value="2.078" calcext:value-type="float">
            <text:p>2,078</text:p>
          </table:table-cell>
          <table:table-cell table:number-columns-repeated="2"/>
          <table:table-cell table:formula="of:=AVERAGE([.G121:.G170])" office:value-type="float" office:value="10939695.42" calcext:value-type="float">
            <text:p>10939695,42</text:p>
          </table:table-cell>
          <table:table-cell table:formula="of:=AVERAGE([.H121:.H170])" office:value-type="float" office:value="56.986" calcext:value-type="float">
            <text:p>56,986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3526421.82" calcext:value-type="float">
            <text:p>23526421,82</text:p>
          </table:table-cell>
          <table:table-cell table:formula="of:=AVERAGE([.M121:.M170])" office:value-type="float" office:value="39.628" calcext:value-type="float">
            <text:p>39,628</text:p>
          </table:table-cell>
          <table:table-cell table:formula="of:=AVERAGE([.N121:.N170])" office:value-type="float" office:value="4.698" calcext:value-type="float">
            <text:p>4,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0226790.98" calcext:value-type="float">
            <text:p>20226790,98</text:p>
          </table:table-cell>
          <table:table-cell table:formula="of:=AVERAGE([.C171:.C220])" office:value-type="float" office:value="25.13" calcext:value-type="float">
            <text:p>25,13</text:p>
          </table:table-cell>
          <table:table-cell table:formula="of:=AVERAGE([.D171:.D220])" office:value-type="float" office:value="2.462" calcext:value-type="float">
            <text:p>2,462</text:p>
          </table:table-cell>
          <table:table-cell table:number-columns-repeated="2"/>
          <table:table-cell table:formula="of:=AVERAGE([.G171:.G220])" office:value-type="float" office:value="11521542.26" calcext:value-type="float">
            <text:p>11521542,26</text:p>
          </table:table-cell>
          <table:table-cell table:formula="of:=AVERAGE([.H171:.H220])" office:value-type="float" office:value="48.6" calcext:value-type="float">
            <text:p>48,6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3072256.76" calcext:value-type="float">
            <text:p>23072256,76</text:p>
          </table:table-cell>
          <table:table-cell table:formula="of:=AVERAGE([.M171:.M220])" office:value-type="float" office:value="25.332" calcext:value-type="float">
            <text:p>25,332</text:p>
          </table:table-cell>
          <table:table-cell table:formula="of:=AVERAGE([.N171:.N220])" office:value-type="float" office:value="5.144" calcext:value-type="float">
            <text:p>5,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7312129.06933489" calcext:value-type="float">
            <text:p>7312129,06933489</text:p>
          </table:table-cell>
          <table:table-cell table:formula="of:=STDEVP([.C171:.C220])" office:value-type="float" office:value="3.5742551671642" calcext:value-type="float">
            <text:p>3,5742551671642</text:p>
          </table:table-cell>
          <table:table-cell table:formula="of:=STDEVP([.D171:.D220])" office:value-type="float" office:value="0.0485386443980464" calcext:value-type="float">
            <text:p>0,048538644398046</text:p>
          </table:table-cell>
          <table:table-cell table:number-columns-repeated="2"/>
          <table:table-cell table:formula="of:=STDEVP([.G171:.G220])" office:value-type="float" office:value="6730704.36950282" calcext:value-type="float">
            <text:p>6730704,36950282</text:p>
          </table:table-cell>
          <table:table-cell table:formula="of:=STDEVP([.H171:.H220])" office:value-type="float" office:value="4.31165861357321" calcext:value-type="float">
            <text:p>4,31165861357321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4577784.82964089" calcext:value-type="float">
            <text:p>4577784,82964089</text:p>
          </table:table-cell>
          <table:table-cell table:formula="of:=STDEVP([.M171:.M220])" office:value-type="float" office:value="5.92322344673912" calcext:value-type="float">
            <text:p>5,92322344673912</text:p>
          </table:table-cell>
          <table:table-cell table:formula="of:=STDEVP([.N171:.N220])" office:value-type="float" office:value="0.0496386945839637" calcext:value-type="float">
            <text:p>0,0496386945839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2581189.5" calcext:value-type="float">
            <text:p>22581189,5</text:p>
          </table:table-cell>
          <table:table-cell table:formula="of:=MEDIAN([.C121:.C170])" office:value-type="float" office:value="28" calcext:value-type="float">
            <text:p>28</text:p>
          </table:table-cell>
          <table:table-cell table:formula="of:=MEDIAN([.D121:.D170])" office:value-type="float" office:value="2.2" calcext:value-type="float">
            <text:p>2,2</text:p>
          </table:table-cell>
          <table:table-cell table:number-columns-repeated="2"/>
          <table:table-cell table:formula="of:=MEDIAN([.G121:.G170])" office:value-type="float" office:value="8505215" calcext:value-type="float">
            <text:p>8505215</text:p>
          </table:table-cell>
          <table:table-cell table:formula="of:=MEDIAN([.H121:.H170])" office:value-type="float" office:value="57" calcext:value-type="float">
            <text:p>57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4300884.5" calcext:value-type="float">
            <text:p>24300884,5</text:p>
          </table:table-cell>
          <table:table-cell table:formula="of:=MEDIAN([.M121:.M170])" office:value-type="float" office:value="30" calcext:value-type="float">
            <text:p>30</text:p>
          </table:table-cell>
          <table:table-cell table:formula="of:=MEDIAN([.N121:.N17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2780212.5" calcext:value-type="float">
            <text:p>22780212,5</text:p>
          </table:table-cell>
          <table:table-cell table:formula="of:=MEDIAN([.C171:.C220])" office:value-type="float" office:value="24" calcext:value-type="float">
            <text:p>24</text:p>
          </table:table-cell>
          <table:table-cell table:formula="of:=MEDIAN([.D171:.D220])" office:value-type="float" office:value="2.5" calcext:value-type="float">
            <text:p>2,5</text:p>
          </table:table-cell>
          <table:table-cell table:number-columns-repeated="2"/>
          <table:table-cell table:formula="of:=MEDIAN([.G171:.G220])" office:value-type="float" office:value="7604511.5" calcext:value-type="float">
            <text:p>7604511,5</text:p>
          </table:table-cell>
          <table:table-cell table:formula="of:=MEDIAN([.H171:.H220])" office:value-type="float" office:value="48.5" calcext:value-type="float">
            <text:p>48,5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433345" calcext:value-type="float">
            <text:p>23433345</text:p>
          </table:table-cell>
          <table:table-cell table:formula="of:=MEDIAN([.M171:.M220])" office:value-type="float" office:value="24.5" calcext:value-type="float">
            <text:p>24,5</text:p>
          </table:table-cell>
          <table:table-cell table:formula="of:=MEDIAN([.N171:.N22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352046" calcext:value-type="float">
            <text:p>10352046</text:p>
          </table:table-cell>
          <table:table-cell office:value-type="float" office:value="146.7" calcext:value-type="float">
            <text:p>14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571594" calcext:value-type="float">
            <text:p>3571594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5407439" calcext:value-type="float">
            <text:p>35407439</text:p>
          </table:table-cell>
          <table:table-cell office:value-type="float" office:value="146.7" calcext:value-type="float">
            <text:p>14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81581" calcext:value-type="float">
            <text:p>8681581</text:p>
          </table:table-cell>
          <table:table-cell office:value-type="float" office:value="183" calcext:value-type="float">
            <text:p>18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769191" calcext:value-type="float">
            <text:p>976919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38443" calcext:value-type="float">
            <text:p>11638443</text:p>
          </table:table-cell>
          <table:table-cell office:value-type="float" office:value="185.1" calcext:value-type="float">
            <text:p>185,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6399" calcext:value-type="float">
            <text:p>3456399</text:p>
          </table:table-cell>
          <table:table-cell office:value-type="float" office:value="158" calcext:value-type="float">
            <text:p>1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4967" calcext:value-type="float">
            <text:p>67249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97875" calcext:value-type="float">
            <text:p>8997875</text:p>
          </table:table-cell>
          <table:table-cell office:value-type="float" office:value="214" calcext:value-type="float">
            <text:p>21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8338" calcext:value-type="float">
            <text:p>3258338</text:p>
          </table:table-cell>
          <table:table-cell office:value-type="float" office:value="108" calcext:value-type="float">
            <text:p>10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202338" calcext:value-type="float">
            <text:p>62023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68060" calcext:value-type="float">
            <text:p>10468060</text:p>
          </table:table-cell>
          <table:table-cell office:value-type="float" office:value="137" calcext:value-type="float">
            <text:p>13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8027" calcext:value-type="float">
            <text:p>2888027</text:p>
          </table:table-cell>
          <table:table-cell office:value-type="float" office:value="111.9" calcext:value-type="float">
            <text:p>111,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362872" calcext:value-type="float">
            <text:p>636287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00885" calcext:value-type="float">
            <text:p>3300885</text:p>
          </table:table-cell>
          <table:table-cell office:value-type="float" office:value="104" calcext:value-type="float">
            <text:p>10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0916" calcext:value-type="float">
            <text:p>5390916</text:p>
          </table:table-cell>
          <table:table-cell office:value-type="float" office:value="156" calcext:value-type="float">
            <text:p>15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685084" calcext:value-type="float">
            <text:p>568508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10926" calcext:value-type="float">
            <text:p>12010926</text:p>
          </table:table-cell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4477" calcext:value-type="float">
            <text:p>4594477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03662" calcext:value-type="float">
            <text:p>360366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7214" calcext:value-type="float">
            <text:p>4997214</text:p>
          </table:table-cell>
          <table:table-cell office:value-type="float" office:value="78" calcext:value-type="float">
            <text:p>7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5665" calcext:value-type="float">
            <text:p>7725665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454301" calcext:value-type="float">
            <text:p>3454301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137677" calcext:value-type="float">
            <text:p>18137677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97403" calcext:value-type="float">
            <text:p>11497403</text:p>
          </table:table-cell>
          <table:table-cell office:value-type="float" office:value="71.3" calcext:value-type="float">
            <text:p>71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852142" calcext:value-type="float">
            <text:p>9852142</text:p>
          </table:table-cell>
          <table:table-cell office:value-type="float" office:value="84.2" calcext:value-type="float">
            <text:p>84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3282" calcext:value-type="float">
            <text:p>2573282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6399" calcext:value-type="float">
            <text:p>25063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92449" calcext:value-type="float">
            <text:p>369244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3631" calcext:value-type="float">
            <text:p>1573631</text:p>
          </table:table-cell>
          <table:table-cell office:value-type="float" office:value="67.3" calcext:value-type="float">
            <text:p>67,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07973" calcext:value-type="float">
            <text:p>10707973</text:p>
          </table:table-cell>
          <table:table-cell office:value-type="float" office:value="62" calcext:value-type="float">
            <text:p>6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730708" calcext:value-type="float">
            <text:p>373070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90544" calcext:value-type="float">
            <text:p>11490544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5328" calcext:value-type="float">
            <text:p>1715328</text:p>
          </table:table-cell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473005" calcext:value-type="float">
            <text:p>6473005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5281" calcext:value-type="float">
            <text:p>11415281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6969" calcext:value-type="float">
            <text:p>8256969</text:p>
          </table:table-cell>
          <table:table-cell office:value-type="float" office:value="58" calcext:value-type="float">
            <text:p>58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684777" calcext:value-type="float">
            <text:p>96847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68417" calcext:value-type="float">
            <text:p>11168417</text:p>
          </table:table-cell>
          <table:table-cell office:value-type="float" office:value="54" calcext:value-type="float">
            <text:p>5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7293" calcext:value-type="float">
            <text:p>1977293</text:p>
          </table:table-cell>
          <table:table-cell office:value-type="float" office:value="66.3" calcext:value-type="float">
            <text:p>66,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213370" calcext:value-type="float">
            <text:p>42133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73651" calcext:value-type="float">
            <text:p>1197365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0691" calcext:value-type="float">
            <text:p>3620691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789838" calcext:value-type="float">
            <text:p>37898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51758" calcext:value-type="float">
            <text:p>1155175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0861" calcext:value-type="float">
            <text:p>4570861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618340" calcext:value-type="float">
            <text:p>361834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25971" calcext:value-type="float">
            <text:p>1242597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49042" calcext:value-type="float">
            <text:p>13349042</text:p>
          </table:table-cell>
          <table:table-cell office:value-type="float" office:value="81" calcext:value-type="float">
            <text:p>8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617683" calcext:value-type="float">
            <text:p>661768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20001" calcext:value-type="float">
            <text:p>11420001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6266" calcext:value-type="float">
            <text:p>3746266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217743" calcext:value-type="float">
            <text:p>721774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8198" calcext:value-type="float">
            <text:p>2668198</text:p>
          </table:table-cell>
          <table:table-cell office:value-type="float" office:value="37" calcext:value-type="float">
            <text:p>37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8924" calcext:value-type="float">
            <text:p>2508924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268834" calcext:value-type="float">
            <text:p>726883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0766" calcext:value-type="float">
            <text:p>11290766</text:p>
          </table:table-cell>
          <table:table-cell office:value-type="float" office:value="58.4" calcext:value-type="float">
            <text:p>58,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6430" calcext:value-type="float">
            <text:p>4026430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579533" calcext:value-type="float">
            <text:p>357953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5374" calcext:value-type="float">
            <text:p>1635374</text:p>
          </table:table-cell>
          <table:table-cell office:value-type="float" office:value="40" calcext:value-type="float">
            <text:p>4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04277" calcext:value-type="float">
            <text:p>8604277</text:p>
          </table:table-cell>
          <table:table-cell office:value-type="float" office:value="64.4" calcext:value-type="float">
            <text:p>64,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041019" calcext:value-type="float">
            <text:p>704101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21580" calcext:value-type="float">
            <text:p>1921580</text:p>
          </table:table-cell>
          <table:table-cell office:value-type="float" office:value="44" calcext:value-type="float">
            <text:p>44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0700" calcext:value-type="float">
            <text:p>3490700</text:p>
          </table:table-cell>
          <table:table-cell office:value-type="float" office:value="70" calcext:value-type="float">
            <text:p>7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194294" calcext:value-type="float">
            <text:p>719429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83667" calcext:value-type="float">
            <text:p>12283667</text:p>
          </table:table-cell>
          <table:table-cell office:value-type="float" office:value="76" calcext:value-type="float">
            <text:p>7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59493" calcext:value-type="float">
            <text:p>9559493</text:p>
          </table:table-cell>
          <table:table-cell office:value-type="float" office:value="61" calcext:value-type="float">
            <text:p>6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12434" calcext:value-type="float">
            <text:p>37124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71635" calcext:value-type="float">
            <text:p>11171635</text:p>
          </table:table-cell>
          <table:table-cell office:value-type="float" office:value="48" calcext:value-type="float">
            <text:p>4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9882" calcext:value-type="float">
            <text:p>3579882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038336" calcext:value-type="float">
            <text:p>703833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27144" calcext:value-type="float">
            <text:p>11327144</text:p>
          </table:table-cell>
          <table:table-cell office:value-type="float" office:value="45" calcext:value-type="float">
            <text:p>45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26211" calcext:value-type="float">
            <text:p>10426211</text:p>
          </table:table-cell>
          <table:table-cell office:value-type="float" office:value="64" calcext:value-type="float">
            <text:p>6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960990" calcext:value-type="float">
            <text:p>696099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00304" calcext:value-type="float">
            <text:p>3300304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7802" calcext:value-type="float">
            <text:p>1807802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59938" calcext:value-type="float">
            <text:p>71599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48646" calcext:value-type="float">
            <text:p>12448646</text:p>
          </table:table-cell>
          <table:table-cell office:value-type="float" office:value="55.4" calcext:value-type="float">
            <text:p>55,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9731" calcext:value-type="float">
            <text:p>2879731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67026" calcext:value-type="float">
            <text:p>70670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75308" calcext:value-type="float">
            <text:p>1975308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52802" calcext:value-type="float">
            <text:p>12852802</text:p>
          </table:table-cell>
          <table:table-cell office:value-type="float" office:value="81.2" calcext:value-type="float">
            <text:p>81,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194258" calcext:value-type="float">
            <text:p>419425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27612" calcext:value-type="float">
            <text:p>10527612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92704" calcext:value-type="float">
            <text:p>12392704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838658" calcext:value-type="float">
            <text:p>5838658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74292" calcext:value-type="float">
            <text:p>10774292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6512" calcext:value-type="float">
            <text:p>2846512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349447" calcext:value-type="float">
            <text:p>73494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64593" calcext:value-type="float">
            <text:p>11764593</text:p>
          </table:table-cell>
          <table:table-cell office:value-type="float" office:value="42" calcext:value-type="float">
            <text:p>42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6773" calcext:value-type="float">
            <text:p>2466773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038481" calcext:value-type="float">
            <text:p>50384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14172" calcext:value-type="float">
            <text:p>12214172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7375" calcext:value-type="float">
            <text:p>3267375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01613" calcext:value-type="float">
            <text:p>37016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38131" calcext:value-type="float">
            <text:p>11138131</text:p>
          </table:table-cell>
          <table:table-cell office:value-type="float" office:value="62.4" calcext:value-type="float">
            <text:p>62,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91532" calcext:value-type="float">
            <text:p>11991532</text:p>
          </table:table-cell>
          <table:table-cell office:value-type="float" office:value="57.4" calcext:value-type="float">
            <text:p>57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918749" calcext:value-type="float">
            <text:p>391874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87706" calcext:value-type="float">
            <text:p>13887706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0024" calcext:value-type="float">
            <text:p>2820024</text:p>
          </table:table-cell>
          <table:table-cell office:value-type="float" office:value="71" calcext:value-type="float">
            <text:p>7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32108" calcext:value-type="float">
            <text:p>713210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7483" calcext:value-type="float">
            <text:p>11547483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8023" calcext:value-type="float">
            <text:p>3048023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254288" calcext:value-type="float">
            <text:p>42542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30634" calcext:value-type="float">
            <text:p>1730634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3227" calcext:value-type="float">
            <text:p>3123227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75981" calcext:value-type="float">
            <text:p>35759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9731" calcext:value-type="float">
            <text:p>163973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10815" calcext:value-type="float">
            <text:p>10710815</text:p>
          </table:table-cell>
          <table:table-cell office:value-type="float" office:value="56.4" calcext:value-type="float">
            <text:p>56,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65833" calcext:value-type="float">
            <text:p>356583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4824" calcext:value-type="float">
            <text:p>2524824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94669" calcext:value-type="float">
            <text:p>9594669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44287" calcext:value-type="float">
            <text:p>35442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342995" calcext:value-type="float">
            <text:p>9342995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8745" calcext:value-type="float">
            <text:p>2388745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323114" calcext:value-type="float">
            <text:p>33231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323636" calcext:value-type="float">
            <text:p>9323636</text:p>
          </table:table-cell>
          <table:table-cell office:value-type="float" office:value="56" calcext:value-type="float">
            <text:p>5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30465" calcext:value-type="float">
            <text:p>10030465</text:p>
          </table:table-cell>
          <table:table-cell office:value-type="float" office:value="61" calcext:value-type="float">
            <text:p>61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493549" calcext:value-type="float">
            <text:p>749354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03899" calcext:value-type="float">
            <text:p>11203899</text:p>
          </table:table-cell>
          <table:table-cell office:value-type="float" office:value="48.5" calcext:value-type="float">
            <text:p>48,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84423" calcext:value-type="float">
            <text:p>2984423</text:p>
          </table:table-cell>
          <table:table-cell office:value-type="float" office:value="60.4" calcext:value-type="float">
            <text:p>60,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697987" calcext:value-type="float">
            <text:p>36979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51415" calcext:value-type="float">
            <text:p>1175141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74245" calcext:value-type="float">
            <text:p>1217424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96996" calcext:value-type="float">
            <text:p>34969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3174" calcext:value-type="float">
            <text:p>11413174</text:p>
          </table:table-cell>
          <table:table-cell office:value-type="float" office:value="54" calcext:value-type="float">
            <text:p>5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0542" calcext:value-type="float">
            <text:p>2250542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53114" calcext:value-type="float">
            <text:p>6653114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88001" calcext:value-type="float">
            <text:p>2988001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68443" calcext:value-type="float">
            <text:p>1196844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67002" calcext:value-type="float">
            <text:p>986700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19063" calcext:value-type="float">
            <text:p>11719063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0447" calcext:value-type="float">
            <text:p>16904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403054" calcext:value-type="float">
            <text:p>440305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37163" calcext:value-type="float">
            <text:p>11637163</text:p>
          </table:table-cell>
          <table:table-cell office:value-type="float" office:value="61" calcext:value-type="float">
            <text:p>6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5068" calcext:value-type="float">
            <text:p>3325068</text:p>
          </table:table-cell>
          <table:table-cell office:value-type="float" office:value="50.5" calcext:value-type="float">
            <text:p>50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48793" calcext:value-type="float">
            <text:p>66487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55443" calcext:value-type="float">
            <text:p>10955443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9660" calcext:value-type="float">
            <text:p>284966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549479" calcext:value-type="float">
            <text:p>354947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97488" calcext:value-type="float">
            <text:p>11597488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4025" calcext:value-type="float">
            <text:p>11044025</text:p>
          </table:table-cell>
          <table:table-cell office:value-type="float" office:value="51" calcext:value-type="float">
            <text:p>5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92286" calcext:value-type="float">
            <text:p>359228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78152" calcext:value-type="float">
            <text:p>14078152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1312" calcext:value-type="float">
            <text:p>12001312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272241" calcext:value-type="float">
            <text:p>4272241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7714" calcext:value-type="float">
            <text:p>11547714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76125" calcext:value-type="float">
            <text:p>10976125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12564" calcext:value-type="float">
            <text:p>681256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59701" calcext:value-type="float">
            <text:p>11559701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3336" calcext:value-type="float">
            <text:p>2793336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13183" calcext:value-type="float">
            <text:p>70131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02675" calcext:value-type="float">
            <text:p>11802675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36365" calcext:value-type="float">
            <text:p>8736365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51510" calcext:value-type="float">
            <text:p>70515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92625" calcext:value-type="float">
            <text:p>10792625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4501" calcext:value-type="float">
            <text:p>2844501</text:p>
          </table:table-cell>
          <table:table-cell office:value-type="float" office:value="47.5" calcext:value-type="float">
            <text:p>47,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27810" calcext:value-type="float">
            <text:p>37278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0238" calcext:value-type="float">
            <text:p>1460238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7490" calcext:value-type="float">
            <text:p>11327490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15029" calcext:value-type="float">
            <text:p>68150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7839" calcext:value-type="float">
            <text:p>1397839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0983" calcext:value-type="float">
            <text:p>3030983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46480" calcext:value-type="float">
            <text:p>35464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49555" calcext:value-type="float">
            <text:p>12649555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2112" calcext:value-type="float">
            <text:p>10152112</text:p>
          </table:table-cell>
          <table:table-cell office:value-type="float" office:value="52" calcext:value-type="float">
            <text:p>5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296070" calcext:value-type="float">
            <text:p>3296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78320" calcext:value-type="float">
            <text:p>12578320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9561" calcext:value-type="float">
            <text:p>10409561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373255" calcext:value-type="float">
            <text:p>737325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472" calcext:value-type="float">
            <text:p>2271472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65677" calcext:value-type="float">
            <text:p>10865677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39184" calcext:value-type="float">
            <text:p>68391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6523" calcext:value-type="float">
            <text:p>11446523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46122" calcext:value-type="float">
            <text:p>10946122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596402" calcext:value-type="float">
            <text:p>3596402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367" calcext:value-type="float">
            <text:p>2342367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6671" calcext:value-type="float">
            <text:p>1906671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4086859" calcext:value-type="float">
            <text:p>40868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05187" calcext:value-type="float">
            <text:p>11805187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21548" calcext:value-type="float">
            <text:p>11721548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43180" calcext:value-type="float">
            <text:p>364318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27043" calcext:value-type="float">
            <text:p>1827043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72837" calcext:value-type="float">
            <text:p>10872837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66074" calcext:value-type="float">
            <text:p>676607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00404" calcext:value-type="float">
            <text:p>10900404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67233" calcext:value-type="float">
            <text:p>11067233</text:p>
          </table:table-cell>
          <table:table-cell office:value-type="float" office:value="45.5" calcext:value-type="float">
            <text:p>45,5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137221" calcext:value-type="float">
            <text:p>613722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98492" calcext:value-type="float">
            <text:p>10698492</text:p>
          </table:table-cell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809" calcext:value-type="float">
            <text:p>3450809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770606" calcext:value-type="float">
            <text:p>3770606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86988" calcext:value-type="float">
            <text:p>10886988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4579" calcext:value-type="float">
            <text:p>1964579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06538" calcext:value-type="float">
            <text:p>670653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00271" calcext:value-type="float">
            <text:p>11400271</text:p>
          </table:table-cell>
          <table:table-cell office:value-type="float" office:value="40.6" calcext:value-type="float">
            <text:p>40,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1354" calcext:value-type="float">
            <text:p>2401354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813015" calcext:value-type="float">
            <text:p>5813015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64268" calcext:value-type="float">
            <text:p>10764268</text:p>
          </table:table-cell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2550" calcext:value-type="float">
            <text:p>2972550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200672" calcext:value-type="float">
            <text:p>920067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7874" calcext:value-type="float">
            <text:p>11417874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48701" calcext:value-type="float">
            <text:p>12548701</text:p>
          </table:table-cell>
          <table:table-cell office:value-type="float" office:value="50.5" calcext:value-type="float">
            <text:p>50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651929" calcext:value-type="float">
            <text:p>365192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0392" calcext:value-type="float">
            <text:p>1400392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4512" calcext:value-type="float">
            <text:p>8624512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43949" calcext:value-type="float">
            <text:p>354394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372" calcext:value-type="float">
            <text:p>2295372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7141" calcext:value-type="float">
            <text:p>2737141</text:p>
          </table:table-cell>
          <table:table-cell office:value-type="float" office:value="51" calcext:value-type="float">
            <text:p>5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414912" calcext:value-type="float">
            <text:p>94149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26411" calcext:value-type="float">
            <text:p>11226411</text:p>
          </table:table-cell>
          <table:table-cell office:value-type="float" office:value="51" calcext:value-type="float">
            <text:p>5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03082" calcext:value-type="float">
            <text:p>10203082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3954407" calcext:value-type="float">
            <text:p>139544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34889" calcext:value-type="float">
            <text:p>12034889</text:p>
          </table:table-cell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45037" calcext:value-type="float">
            <text:p>11745037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745996" calcext:value-type="float">
            <text:p>674599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67125" calcext:value-type="float">
            <text:p>11467125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6772" calcext:value-type="float">
            <text:p>2296772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80167" calcext:value-type="float">
            <text:p>358016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59194" calcext:value-type="float">
            <text:p>12459194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59532" calcext:value-type="float">
            <text:p>13359532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3539696" calcext:value-type="float">
            <text:p>135396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437162" calcext:value-type="float">
            <text:p>7437162</text:p>
          </table:table-cell>
          <table:table-cell office:value-type="float" office:value="48.5" calcext:value-type="float">
            <text:p>48,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3157" calcext:value-type="float">
            <text:p>10633157</text:p>
          </table:table-cell>
          <table:table-cell office:value-type="float" office:value="51.5" calcext:value-type="float">
            <text:p>51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8904114" calcext:value-type="float">
            <text:p>890411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2511" calcext:value-type="float">
            <text:p>1532511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10802" calcext:value-type="float">
            <text:p>12710802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29306" calcext:value-type="float">
            <text:p>6929306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01037" calcext:value-type="float">
            <text:p>11001037</text:p>
          </table:table-cell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4990" calcext:value-type="float">
            <text:p>3124990</text:p>
          </table:table-cell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76199" calcext:value-type="float">
            <text:p>36761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10289" calcext:value-type="float">
            <text:p>10610289</text:p>
          </table:table-cell>
          <table:table-cell office:value-type="float" office:value="72" calcext:value-type="float">
            <text:p>7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80594" calcext:value-type="float">
            <text:p>11280594</text:p>
          </table:table-cell>
          <table:table-cell office:value-type="float" office:value="51" calcext:value-type="float">
            <text:p>51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705604" calcext:value-type="float">
            <text:p>370560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02599" calcext:value-type="float">
            <text:p>2102599</text:p>
          </table:table-cell>
          <table:table-cell office:value-type="float" office:value="49" calcext:value-type="float">
            <text:p>49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86546" calcext:value-type="float">
            <text:p>11286546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88066" calcext:value-type="float">
            <text:p>3688066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79661" calcext:value-type="float">
            <text:p>10079661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4731" calcext:value-type="float">
            <text:p>11644731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910040" calcext:value-type="float">
            <text:p>691004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3158" calcext:value-type="float">
            <text:p>10713158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6320" calcext:value-type="float">
            <text:p>1936320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789331" calcext:value-type="float">
            <text:p>678933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2989" calcext:value-type="float">
            <text:p>11092989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2389" calcext:value-type="float">
            <text:p>3102389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88599" calcext:value-type="float">
            <text:p>358859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93246" calcext:value-type="float">
            <text:p>11693246</text:p>
          </table:table-cell>
          <table:table-cell office:value-type="float" office:value="41.6" calcext:value-type="float">
            <text:p>41,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5062" calcext:value-type="float">
            <text:p>2965062</text:p>
          </table:table-cell>
          <table:table-cell office:value-type="float" office:value="45.5" calcext:value-type="float">
            <text:p>45,5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753142" calcext:value-type="float">
            <text:p>675314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09532" calcext:value-type="float">
            <text:p>1809532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50633" calcext:value-type="float">
            <text:p>10950633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678768" calcext:value-type="float">
            <text:p>667876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40302" calcext:value-type="float">
            <text:p>10540302</text:p>
          </table:table-cell>
          <table:table-cell office:value-type="float" office:value="53" calcext:value-type="float">
            <text:p>5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62038" calcext:value-type="float">
            <text:p>11062038</text:p>
          </table:table-cell>
          <table:table-cell office:value-type="float" office:value="47" calcext:value-type="float">
            <text:p>4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987265" calcext:value-type="float">
            <text:p>698726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9181" calcext:value-type="float">
            <text:p>2449181</text:p>
          </table:table-cell>
          <table:table-cell office:value-type="float" office:value="51" calcext:value-type="float">
            <text:p>5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2670" calcext:value-type="float">
            <text:p>11072670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01851" calcext:value-type="float">
            <text:p>360185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1186" calcext:value-type="float">
            <text:p>2521186</text:p>
          </table:table-cell>
          <table:table-cell office:value-type="float" office:value="49" calcext:value-type="float">
            <text:p>49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9373" calcext:value-type="float">
            <text:p>10809373</text:p>
          </table:table-cell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751249" calcext:value-type="float">
            <text:p>6751249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23875" calcext:value-type="float">
            <text:p>11423875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09892" calcext:value-type="float">
            <text:p>11509892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803041" calcext:value-type="float">
            <text:p>680304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81220" calcext:value-type="float">
            <text:p>11981220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7958" calcext:value-type="float">
            <text:p>11047958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918851" calcext:value-type="float">
            <text:p>691885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19961" calcext:value-type="float">
            <text:p>12119961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6512" calcext:value-type="float">
            <text:p>10156512</text:p>
          </table:table-cell>
          <table:table-cell office:value-type="float" office:value="52" calcext:value-type="float">
            <text:p>5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5818154" calcext:value-type="float">
            <text:p>581815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81737" calcext:value-type="float">
            <text:p>11081737</text:p>
          </table:table-cell>
          <table:table-cell office:value-type="float" office:value="41.6" calcext:value-type="float">
            <text:p>41,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9444" calcext:value-type="float">
            <text:p>12009444</text:p>
          </table:table-cell>
          <table:table-cell office:value-type="float" office:value="53.5" calcext:value-type="float">
            <text:p>53,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72731" calcext:value-type="float">
            <text:p>3572731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33583" calcext:value-type="float">
            <text:p>11133583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6149" calcext:value-type="float">
            <text:p>3266149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77807" calcext:value-type="float">
            <text:p>3677807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36888" calcext:value-type="float">
            <text:p>12036888</text:p>
          </table:table-cell>
          <table:table-cell office:value-type="float" office:value="54" calcext:value-type="float">
            <text:p>5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3214" calcext:value-type="float">
            <text:p>2143214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378395" calcext:value-type="float">
            <text:p>937839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7890" calcext:value-type="float">
            <text:p>10487890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7630" calcext:value-type="float">
            <text:p>2527630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485903" calcext:value-type="float">
            <text:p>94859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32984" calcext:value-type="float">
            <text:p>12632984</text:p>
          </table:table-cell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0639" calcext:value-type="float">
            <text:p>11710639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659282" calcext:value-type="float">
            <text:p>665928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7503" calcext:value-type="float">
            <text:p>10487503</text:p>
          </table:table-cell>
          <table:table-cell office:value-type="float" office:value="46.5" calcext:value-type="float">
            <text:p>46,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37232" calcext:value-type="float">
            <text:p>11137232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406679" calcext:value-type="float">
            <text:p>940667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58994" calcext:value-type="float">
            <text:p>11758994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59073" calcext:value-type="float">
            <text:p>10659073</text:p>
          </table:table-cell>
          <table:table-cell office:value-type="float" office:value="53" calcext:value-type="float">
            <text:p>5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64936" calcext:value-type="float">
            <text:p>6664936</text:p>
          </table:table-cell>
          <table:table-cell office:value-type="float" office:value="92.1" calcext:value-type="float">
            <text:p>92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64631" calcext:value-type="float">
            <text:p>3364631</text:p>
          </table:table-cell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5070" calcext:value-type="float">
            <text:p>11105070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53556" calcext:value-type="float">
            <text:p>355355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2354" calcext:value-type="float">
            <text:p>2542354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38584" calcext:value-type="float">
            <text:p>12138584</text:p>
          </table:table-cell>
          <table:table-cell office:value-type="float" office:value="47.5" calcext:value-type="float">
            <text:p>47,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79520" calcext:value-type="float">
            <text:p>667952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1772" calcext:value-type="float">
            <text:p>2441772</text:p>
          </table:table-cell>
          <table:table-cell office:value-type="float" office:value="61.4" calcext:value-type="float">
            <text:p>61,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8156" calcext:value-type="float">
            <text:p>11278156</text:p>
          </table:table-cell>
          <table:table-cell office:value-type="float" office:value="48" calcext:value-type="float">
            <text:p>4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50740" calcext:value-type="float">
            <text:p>66507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86676" calcext:value-type="float">
            <text:p>9886676</text:p>
          </table:table-cell>
          <table:table-cell office:value-type="float" office:value="53" calcext:value-type="float">
            <text:p>5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7262244.43" calcext:value-type="float">
            <text:p>7262244,43</text:p>
          </table:table-cell>
          <table:table-cell table:formula="of:=AVERAGE([.C236:.C335])" office:value-type="float" office:value="60.19" calcext:value-type="float">
            <text:p>60,19</text:p>
          </table:table-cell>
          <table:table-cell table:formula="of:=AVERAGE([.D236:.D335])" office:value-type="float" office:value="3.882" calcext:value-type="float">
            <text:p>3,882</text:p>
          </table:table-cell>
          <table:table-cell table:number-columns-repeated="2"/>
          <table:table-cell table:formula="of:=AVERAGE([.G236:.G335])" office:value-type="float" office:value="5872576.23" calcext:value-type="float">
            <text:p>5872576,23</text:p>
          </table:table-cell>
          <table:table-cell table:formula="of:=AVERAGE([.H236:.H335])" office:value-type="float" office:value="98.536" calcext:value-type="float">
            <text:p>98,536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117291.44" calcext:value-type="float">
            <text:p>9117291,44</text:p>
          </table:table-cell>
          <table:table-cell table:formula="of:=AVERAGE([.M236:.M335])" office:value-type="float" office:value="55.832" calcext:value-type="float">
            <text:p>55,832</text:p>
          </table:table-cell>
          <table:table-cell table:formula="of:=AVERAGE([.N236:.N335])" office:value-type="float" office:value="6.38100000000001" calcext:value-type="float">
            <text:p>6,381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134432.09566538" calcext:value-type="float">
            <text:p>4134432,09566538</text:p>
          </table:table-cell>
          <table:table-cell table:formula="of:=STDEVP([.C236:.C335])" office:value-type="float" office:value="23.7394081644846" calcext:value-type="float">
            <text:p>23,7394081644846</text:p>
          </table:table-cell>
          <table:table-cell table:formula="of:=STDEVP([.D236:.D335])" office:value-type="float" office:value="0.665038344759158" calcext:value-type="float">
            <text:p>0,665038344759158</text:p>
          </table:table-cell>
          <table:table-cell table:number-columns-repeated="2"/>
          <table:table-cell table:formula="of:=STDEVP([.G236:.G335])" office:value-type="float" office:value="2236233.41079067" calcext:value-type="float">
            <text:p>2236233,41079067</text:p>
          </table:table-cell>
          <table:table-cell table:formula="of:=STDEVP([.H236:.H335])" office:value-type="float" office:value="3.77328822116731" calcext:value-type="float">
            <text:p>3,77328822116731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5000950.56109602" calcext:value-type="float">
            <text:p>5000950,56109602</text:p>
          </table:table-cell>
          <table:table-cell table:formula="of:=STDEVP([.M236:.M335])" office:value-type="float" office:value="26.8591432476913" calcext:value-type="float">
            <text:p>26,8591432476913</text:p>
          </table:table-cell>
          <table:table-cell table:formula="of:=STDEVP([.N236:.N335])" office:value-type="float" office:value="0.819962804034427" calcext:value-type="float">
            <text:p>0,8199628040344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8653046.5" calcext:value-type="float">
            <text:p>8653046,5</text:p>
          </table:table-cell>
          <table:table-cell table:formula="of:=MEDIAN([.C236:.C335])" office:value-type="float" office:value="52" calcext:value-type="float">
            <text:p>52</text:p>
          </table:table-cell>
          <table:table-cell table:formula="of:=MEDIAN([.D236:.D335])" office:value-type="float" office:value="4.1" calcext:value-type="float">
            <text:p>4,1</text:p>
          </table:table-cell>
          <table:table-cell table:number-columns-repeated="2"/>
          <table:table-cell table:formula="of:=MEDIAN([.G236:.G335])" office:value-type="float" office:value="6417938.5" calcext:value-type="float">
            <text:p>6417938,5</text:p>
          </table:table-cell>
          <table:table-cell table:formula="of:=MEDIAN([.H236:.H335])" office:value-type="float" office:value="100" calcext:value-type="float">
            <text:p>100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087363" calcext:value-type="float">
            <text:p>11087363</text:p>
          </table:table-cell>
          <table:table-cell table:formula="of:=MEDIAN([.M236:.M335])" office:value-type="float" office:value="49" calcext:value-type="float">
            <text:p>49</text:p>
          </table:table-cell>
          <table:table-cell table:formula="of:=MEDIAN([.N236:.N335])"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6279541.6" calcext:value-type="float">
            <text:p>6279541,6</text:p>
          </table:table-cell>
          <table:table-cell table:formula="of:=AVERAGE([.C236:.C285])" office:value-type="float" office:value="71.13" calcext:value-type="float">
            <text:p>71,13</text:p>
          </table:table-cell>
          <table:table-cell table:formula="of:=AVERAGE([.D236:.D285])" office:value-type="float" office:value="3.436" calcext:value-type="float">
            <text:p>3,436</text:p>
          </table:table-cell>
          <table:table-cell table:number-columns-repeated="2"/>
          <table:table-cell table:formula="of:=AVERAGE([.G236:.G285])" office:value-type="float" office:value="5544207" calcext:value-type="float">
            <text:p>5544207</text:p>
          </table:table-cell>
          <table:table-cell table:formula="of:=AVERAGE([.H236:.H285])" office:value-type="float" office:value="98.668" calcext:value-type="float">
            <text:p>98,668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9748813.98" calcext:value-type="float">
            <text:p>9748813,98</text:p>
          </table:table-cell>
          <table:table-cell table:formula="of:=AVERAGE([.M236:.M285])" office:value-type="float" office:value="64.828" calcext:value-type="float">
            <text:p>64,828</text:p>
          </table:table-cell>
          <table:table-cell table:formula="of:=AVERAGE([.N236:.N285])" office:value-type="float" office:value="6.038" calcext:value-type="float">
            <text:p>6,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8244947.26" calcext:value-type="float">
            <text:p>8244947,26</text:p>
          </table:table-cell>
          <table:table-cell table:formula="of:=AVERAGE([.C286:.C335])" office:value-type="float" office:value="49.25" calcext:value-type="float">
            <text:p>49,25</text:p>
          </table:table-cell>
          <table:table-cell table:formula="of:=AVERAGE([.D286:.D335])" office:value-type="float" office:value="4.328" calcext:value-type="float">
            <text:p>4,328</text:p>
          </table:table-cell>
          <table:table-cell table:number-columns-repeated="2"/>
          <table:table-cell table:formula="of:=AVERAGE([.G286:.G335])" office:value-type="float" office:value="6200945.46" calcext:value-type="float">
            <text:p>6200945,46</text:p>
          </table:table-cell>
          <table:table-cell table:formula="of:=AVERAGE([.H286:.H335])" office:value-type="float" office:value="98.404" calcext:value-type="float">
            <text:p>98,404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8485768.9" calcext:value-type="float">
            <text:p>8485768,9</text:p>
          </table:table-cell>
          <table:table-cell table:formula="of:=AVERAGE([.M286:.M335])" office:value-type="float" office:value="46.836" calcext:value-type="float">
            <text:p>46,836</text:p>
          </table:table-cell>
          <table:table-cell table:formula="of:=AVERAGE([.N286:.N335])" office:value-type="float" office:value="6.72399999999999" calcext:value-type="float">
            <text:p>6,723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4079373.99405042" calcext:value-type="float">
            <text:p>4079373,99405042</text:p>
          </table:table-cell>
          <table:table-cell table:formula="of:=STDEVP([.C286:.C335])" office:value-type="float" office:value="3.78054228914319" calcext:value-type="float">
            <text:p>3,78054228914319</text:p>
          </table:table-cell>
          <table:table-cell table:formula="of:=STDEVP([.D286:.D335])" office:value-type="float" office:value="0.148377895927931" calcext:value-type="float">
            <text:p>0,148377895927931</text:p>
          </table:table-cell>
          <table:table-cell table:number-columns-repeated="2"/>
          <table:table-cell table:formula="of:=STDEVP([.G286:.G335])" office:value-type="float" office:value="2447700.3417749" calcext:value-type="float">
            <text:p>2447700,3417749</text:p>
          </table:table-cell>
          <table:table-cell table:formula="of:=STDEVP([.H286:.H335])" office:value-type="float" office:value="3.23004396254912" calcext:value-type="float">
            <text:p>3,23004396254912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4255328.54906402" calcext:value-type="float">
            <text:p>4255328,54906402</text:p>
          </table:table-cell>
          <table:table-cell table:formula="of:=STDEVP([.M286:.M335])" office:value-type="float" office:value="6.84507881620073" calcext:value-type="float">
            <text:p>6,84507881620073</text:p>
          </table:table-cell>
          <table:table-cell table:formula="of:=STDEVP([.N286:.N335])" office:value-type="float" office:value="0.0427083130081251" calcext:value-type="float">
            <text:p>0,042708313008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3886348" calcext:value-type="float">
            <text:p>3886348</text:p>
          </table:table-cell>
          <table:table-cell table:formula="of:=MEDIAN([.C236:.C285])" office:value-type="float" office:value="61.5" calcext:value-type="float">
            <text:p>61,5</text:p>
          </table:table-cell>
          <table:table-cell table:formula="of:=MEDIAN([.D236:.D285])" office:value-type="float" office:value="3.65" calcext:value-type="float">
            <text:p>3,65</text:p>
          </table:table-cell>
          <table:table-cell table:number-columns-repeated="2"/>
          <table:table-cell table:formula="of:=MEDIAN([.G236:.G285])" office:value-type="float" office:value="5361782.5" calcext:value-type="float">
            <text:p>5361782,5</text:p>
          </table:table-cell>
          <table:table-cell table:formula="of:=MEDIAN([.H236:.H285])" office:value-type="float" office:value="100" calcext:value-type="float">
            <text:p>100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308955" calcext:value-type="float">
            <text:p>11308955</text:p>
          </table:table-cell>
          <table:table-cell table:formula="of:=MEDIAN([.M236:.M285])" office:value-type="float" office:value="53.5" calcext:value-type="float">
            <text:p>53,5</text:p>
          </table:table-cell>
          <table:table-cell table:formula="of:=MEDIAN([.N236:.N285])" office:value-type="float" office:value="6.45" calcext:value-type="float">
            <text:p>6,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734223" calcext:value-type="float">
            <text:p>10734223</text:p>
          </table:table-cell>
          <table:table-cell table:formula="of:=MEDIAN([.C286:.C335])" office:value-type="float" office:value="49" calcext:value-type="float">
            <text:p>49</text:p>
          </table:table-cell>
          <table:table-cell table:formula="of:=MEDIAN([.D286:.D335])" office:value-type="float" office:value="4.3" calcext:value-type="float">
            <text:p>4,3</text:p>
          </table:table-cell>
          <table:table-cell table:number-columns-repeated="2"/>
          <table:table-cell table:formula="of:=MEDIAN([.G286:.G335])" office:value-type="float" office:value="6679144" calcext:value-type="float">
            <text:p>6679144</text:p>
          </table:table-cell>
          <table:table-cell table:formula="of:=MEDIAN([.H286:.H335])" office:value-type="float" office:value="99" calcext:value-type="float">
            <text:p>99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0778446.5" calcext:value-type="float">
            <text:p>10778446,5</text:p>
          </table:table-cell>
          <table:table-cell table:formula="of:=MEDIAN([.M286:.M335])" office:value-type="float" office:value="43.5" calcext:value-type="float">
            <text:p>43,5</text:p>
          </table:table-cell>
          <table:table-cell table:formula="of:=MEDIAN([.N286:.N335])" office:value-type="float" office:value="6.7" calcext:value-type="float">
            <text:p>6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483646" calcext:value-type="float">
            <text:p>8483646</text:p>
          </table:table-cell>
          <table:table-cell office:value-type="float" office:value="253.3" calcext:value-type="float">
            <text:p>25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3592973" calcext:value-type="float">
            <text:p>359297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9146985" calcext:value-type="float">
            <text:p>9146985</text:p>
          </table:table-cell>
          <table:table-cell office:value-type="float" office:value="231.2" calcext:value-type="float">
            <text:p>231,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5314" calcext:value-type="float">
            <text:p>4015314</text:p>
          </table:table-cell>
          <table:table-cell office:value-type="float" office:value="208" calcext:value-type="float">
            <text:p>20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925670" calcext:value-type="float">
            <text:p>49256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542" calcext:value-type="float">
            <text:p>2295542</text:p>
          </table:table-cell>
          <table:table-cell office:value-type="float" office:value="224" calcext:value-type="float">
            <text:p>22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0079" calcext:value-type="float">
            <text:p>2960079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5761" calcext:value-type="float">
            <text:p>351576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93824" calcext:value-type="float">
            <text:p>3293824</text:p>
          </table:table-cell>
          <table:table-cell office:value-type="float" office:value="135" calcext:value-type="float">
            <text:p>13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8693" calcext:value-type="float">
            <text:p>3978693</text:p>
          </table:table-cell>
          <table:table-cell office:value-type="float" office:value="187.1" calcext:value-type="float">
            <text:p>187,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41908" calcext:value-type="float">
            <text:p>36419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7297" calcext:value-type="float">
            <text:p>2637297</text:p>
          </table:table-cell>
          <table:table-cell office:value-type="float" office:value="202" calcext:value-type="float">
            <text:p>20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6834" calcext:value-type="float">
            <text:p>2866834</text:p>
          </table:table-cell>
          <table:table-cell office:value-type="float" office:value="121" calcext:value-type="float">
            <text:p>1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009962" calcext:value-type="float">
            <text:p>40099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982" calcext:value-type="float">
            <text:p>2263982</text:p>
          </table:table-cell>
          <table:table-cell office:value-type="float" office:value="170" calcext:value-type="float">
            <text:p>170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2309" calcext:value-type="float">
            <text:p>2632309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543503" calcext:value-type="float">
            <text:p>35435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6005" calcext:value-type="float">
            <text:p>1416005</text:p>
          </table:table-cell>
          <table:table-cell office:value-type="float" office:value="146" calcext:value-type="float">
            <text:p>14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132" calcext:value-type="float">
            <text:p>2011132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629422" calcext:value-type="float">
            <text:p>36294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2256" calcext:value-type="float">
            <text:p>2372256</text:p>
          </table:table-cell>
          <table:table-cell office:value-type="float" office:value="132.7" calcext:value-type="float">
            <text:p>132,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2002" calcext:value-type="float">
            <text:p>2142002</text:p>
          </table:table-cell>
          <table:table-cell office:value-type="float" office:value="119" calcext:value-type="float">
            <text:p>11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393392" calcext:value-type="float">
            <text:p>43933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8575" calcext:value-type="float">
            <text:p>2598575</text:p>
          </table:table-cell>
          <table:table-cell office:value-type="float" office:value="125" calcext:value-type="float">
            <text:p>125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8853" calcext:value-type="float">
            <text:p>2608853</text:p>
          </table:table-cell>
          <table:table-cell office:value-type="float" office:value="111" calcext:value-type="float">
            <text:p>11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605026" calcext:value-type="float">
            <text:p>460502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050" calcext:value-type="float">
            <text:p>247005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0704" calcext:value-type="float">
            <text:p>6600704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841574" calcext:value-type="float">
            <text:p>38415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9777" calcext:value-type="float">
            <text:p>226977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9728" calcext:value-type="float">
            <text:p>6029728</text:p>
          </table:table-cell>
          <table:table-cell office:value-type="float" office:value="95" calcext:value-type="float">
            <text:p>9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482713" calcext:value-type="float">
            <text:p>348271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7496" calcext:value-type="float">
            <text:p>14774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4606" calcext:value-type="float">
            <text:p>2394606</text:p>
          </table:table-cell>
          <table:table-cell office:value-type="float" office:value="92" calcext:value-type="float">
            <text:p>9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83232" calcext:value-type="float">
            <text:p>35832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24133" calcext:value-type="float">
            <text:p>5724133</text:p>
          </table:table-cell>
          <table:table-cell office:value-type="float" office:value="116" calcext:value-type="float">
            <text:p>11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9786" calcext:value-type="float">
            <text:p>2909786</text:p>
          </table:table-cell>
          <table:table-cell office:value-type="float" office:value="95" calcext:value-type="float">
            <text:p>9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562959" calcext:value-type="float">
            <text:p>35629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59800" calcext:value-type="float">
            <text:p>2059800</text:p>
          </table:table-cell>
          <table:table-cell office:value-type="float" office:value="99" calcext:value-type="float">
            <text:p>9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1212" calcext:value-type="float">
            <text:p>4911212</text:p>
          </table:table-cell>
          <table:table-cell office:value-type="float" office:value="127" calcext:value-type="float">
            <text:p>12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724960" calcext:value-type="float">
            <text:p>372496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4271" calcext:value-type="float">
            <text:p>2464271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1383" calcext:value-type="float">
            <text:p>2301383</text:p>
          </table:table-cell>
          <table:table-cell office:value-type="float" office:value="99" calcext:value-type="float">
            <text:p>9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445392" calcext:value-type="float">
            <text:p>3445392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767" calcext:value-type="float">
            <text:p>2330767</text:p>
          </table:table-cell>
          <table:table-cell office:value-type="float" office:value="94" calcext:value-type="float">
            <text:p>94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9946" calcext:value-type="float">
            <text:p>2699946</text:p>
          </table:table-cell>
          <table:table-cell office:value-type="float" office:value="94" calcext:value-type="float">
            <text:p>9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507031" calcext:value-type="float">
            <text:p>350703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3377" calcext:value-type="float">
            <text:p>2513377</text:p>
          </table:table-cell>
          <table:table-cell office:value-type="float" office:value="99" calcext:value-type="float">
            <text:p>99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9025" calcext:value-type="float">
            <text:p>1749025</text:p>
          </table:table-cell>
          <table:table-cell office:value-type="float" office:value="89" calcext:value-type="float">
            <text:p>8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37496" calcext:value-type="float">
            <text:p>3537496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6976" calcext:value-type="float">
            <text:p>2226976</text:p>
          </table:table-cell>
          <table:table-cell office:value-type="float" office:value="107" calcext:value-type="float">
            <text:p>107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2998" calcext:value-type="float">
            <text:p>2582998</text:p>
          </table:table-cell>
          <table:table-cell office:value-type="float" office:value="84" calcext:value-type="float">
            <text:p>8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21532" calcext:value-type="float">
            <text:p>35215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660" calcext:value-type="float">
            <text:p>2315660</text:p>
          </table:table-cell>
          <table:table-cell office:value-type="float" office:value="94" calcext:value-type="float">
            <text:p>94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5877" calcext:value-type="float">
            <text:p>2645877</text:p>
          </table:table-cell>
          <table:table-cell office:value-type="float" office:value="88" calcext:value-type="float">
            <text:p>8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22770" calcext:value-type="float">
            <text:p>35227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7099" calcext:value-type="float">
            <text:p>5547099</text:p>
          </table:table-cell>
          <table:table-cell office:value-type="float" office:value="77" calcext:value-type="float">
            <text:p>77</text:p>
          </table:table-cell>
          <table:table-cell office:value-type="float" office:value="9.2" calcext:value-type="float">
            <text:p>9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7094" calcext:value-type="float">
            <text:p>5107094</text:p>
          </table:table-cell>
          <table:table-cell office:value-type="float" office:value="99" calcext:value-type="float">
            <text:p>9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484464" calcext:value-type="float">
            <text:p>34844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8925" calcext:value-type="float">
            <text:p>2178925</text:p>
          </table:table-cell>
          <table:table-cell office:value-type="float" office:value="97" calcext:value-type="float">
            <text:p>97</text:p>
          </table:table-cell>
          <table:table-cell office:value-type="float" office:value="9.2" calcext:value-type="float">
            <text:p>9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5215" calcext:value-type="float">
            <text:p>2655215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393981" calcext:value-type="float">
            <text:p>33939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0290" calcext:value-type="float">
            <text:p>2580290</text:p>
          </table:table-cell>
          <table:table-cell office:value-type="float" office:value="83" calcext:value-type="float">
            <text:p>8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0088" calcext:value-type="float">
            <text:p>1550088</text:p>
          </table:table-cell>
          <table:table-cell office:value-type="float" office:value="87" calcext:value-type="float">
            <text:p>8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49924" calcext:value-type="float">
            <text:p>37499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6813" calcext:value-type="float">
            <text:p>2206813</text:p>
          </table:table-cell>
          <table:table-cell office:value-type="float" office:value="82" calcext:value-type="float">
            <text:p>8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0459" calcext:value-type="float">
            <text:p>3060459</text:p>
          </table:table-cell>
          <table:table-cell office:value-type="float" office:value="83" calcext:value-type="float">
            <text:p>8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450476" calcext:value-type="float">
            <text:p>34504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9044" calcext:value-type="float">
            <text:p>2219044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3606" calcext:value-type="float">
            <text:p>4873606</text:p>
          </table:table-cell>
          <table:table-cell office:value-type="float" office:value="86" calcext:value-type="float">
            <text:p>8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416410" calcext:value-type="float">
            <text:p>841641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8492" calcext:value-type="float">
            <text:p>2238492</text:p>
          </table:table-cell>
          <table:table-cell office:value-type="float" office:value="77" calcext:value-type="float">
            <text:p>7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9427" calcext:value-type="float">
            <text:p>4439427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52453" calcext:value-type="float">
            <text:p>67524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522" calcext:value-type="float">
            <text:p>2247522</text:p>
          </table:table-cell>
          <table:table-cell office:value-type="float" office:value="82" calcext:value-type="float">
            <text:p>8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9514" calcext:value-type="float">
            <text:p>43695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090663" calcext:value-type="float">
            <text:p>709066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03477" calcext:value-type="float">
            <text:p>3003477</text:p>
          </table:table-cell>
          <table:table-cell office:value-type="float" office:value="85" calcext:value-type="float">
            <text:p>8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0077" calcext:value-type="float">
            <text:p>1590077</text:p>
          </table:table-cell>
          <table:table-cell office:value-type="float" office:value="81.2" calcext:value-type="float">
            <text:p>81,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785526" calcext:value-type="float">
            <text:p>57855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3440" calcext:value-type="float">
            <text:p>1483440</text:p>
          </table:table-cell>
          <table:table-cell office:value-type="float" office:value="75.2" calcext:value-type="float">
            <text:p>75,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3666" calcext:value-type="float">
            <text:p>233366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06809" calcext:value-type="float">
            <text:p>360680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50792" calcext:value-type="float">
            <text:p>4250792</text:p>
          </table:table-cell>
          <table:table-cell office:value-type="float" office:value="84" calcext:value-type="float">
            <text:p>8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1931" calcext:value-type="float">
            <text:p>2441931</text:p>
          </table:table-cell>
          <table:table-cell office:value-type="float" office:value="80" calcext:value-type="float">
            <text:p>8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65224" calcext:value-type="float">
            <text:p>36652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2859" calcext:value-type="float">
            <text:p>2292859</text:p>
          </table:table-cell>
          <table:table-cell office:value-type="float" office:value="67" calcext:value-type="float">
            <text:p>6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7935" calcext:value-type="float">
            <text:p>4817935</text:p>
          </table:table-cell>
          <table:table-cell office:value-type="float" office:value="81" calcext:value-type="float">
            <text:p>8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08227" calcext:value-type="float">
            <text:p>36082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60165" calcext:value-type="float">
            <text:p>5660165</text:p>
          </table:table-cell>
          <table:table-cell office:value-type="float" office:value="82" calcext:value-type="float">
            <text:p>8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208" calcext:value-type="float">
            <text:p>2392208</text:p>
          </table:table-cell>
          <table:table-cell office:value-type="float" office:value="86" calcext:value-type="float">
            <text:p>8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68569" calcext:value-type="float">
            <text:p>67685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0692" calcext:value-type="float">
            <text:p>2750692</text:p>
          </table:table-cell>
          <table:table-cell office:value-type="float" office:value="86" calcext:value-type="float">
            <text:p>86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4295" calcext:value-type="float">
            <text:p>1844295</text:p>
          </table:table-cell>
          <table:table-cell office:value-type="float" office:value="82" calcext:value-type="float">
            <text:p>8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962082" calcext:value-type="float">
            <text:p>39620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769" calcext:value-type="float">
            <text:p>2263769</text:p>
          </table:table-cell>
          <table:table-cell office:value-type="float" office:value="83" calcext:value-type="float">
            <text:p>8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2526" calcext:value-type="float">
            <text:p>1572526</text:p>
          </table:table-cell>
          <table:table-cell office:value-type="float" office:value="89.1" calcext:value-type="float">
            <text:p>89,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527972" calcext:value-type="float">
            <text:p>35279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2969" calcext:value-type="float">
            <text:p>2242969</text:p>
          </table:table-cell>
          <table:table-cell office:value-type="float" office:value="83" calcext:value-type="float">
            <text:p>8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0877" calcext:value-type="float">
            <text:p>2720877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61944" calcext:value-type="float">
            <text:p>356194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9992" calcext:value-type="float">
            <text:p>2159992</text:p>
          </table:table-cell>
          <table:table-cell office:value-type="float" office:value="86" calcext:value-type="float">
            <text:p>86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601" calcext:value-type="float">
            <text:p>2445601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83307" calcext:value-type="float">
            <text:p>35833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77937" calcext:value-type="float">
            <text:p>4577937</text:p>
          </table:table-cell>
          <table:table-cell office:value-type="float" office:value="95" calcext:value-type="float">
            <text:p>9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1897" calcext:value-type="float">
            <text:p>4011897</text:p>
          </table:table-cell>
          <table:table-cell office:value-type="float" office:value="81" calcext:value-type="float">
            <text:p>8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665237" calcext:value-type="float">
            <text:p>366523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599" calcext:value-type="float">
            <text:p>2247599</text:p>
          </table:table-cell>
          <table:table-cell office:value-type="float" office:value="90.1" calcext:value-type="float">
            <text:p>90,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6624" calcext:value-type="float">
            <text:p>2856624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70517" calcext:value-type="float">
            <text:p>357051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30620" calcext:value-type="float">
            <text:p>5230620</text:p>
          </table:table-cell>
          <table:table-cell office:value-type="float" office:value="80" calcext:value-type="float">
            <text:p>8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564" calcext:value-type="float">
            <text:p>1614564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22300" calcext:value-type="float">
            <text:p>352230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75169" calcext:value-type="float">
            <text:p>5675169</text:p>
          </table:table-cell>
          <table:table-cell office:value-type="float" office:value="85" calcext:value-type="float">
            <text:p>8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152" calcext:value-type="float">
            <text:p>1612152</text:p>
          </table:table-cell>
          <table:table-cell office:value-type="float" office:value="88.1" calcext:value-type="float">
            <text:p>88,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07827" calcext:value-type="float">
            <text:p>35078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4524" calcext:value-type="float">
            <text:p>4924524</text:p>
          </table:table-cell>
          <table:table-cell office:value-type="float" office:value="70" calcext:value-type="float">
            <text:p>7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1514" calcext:value-type="float">
            <text:p>3041514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05216" calcext:value-type="float">
            <text:p>360521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40312" calcext:value-type="float">
            <text:p>4940312</text:p>
          </table:table-cell>
          <table:table-cell office:value-type="float" office:value="86" calcext:value-type="float">
            <text:p>86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2009" calcext:value-type="float">
            <text:p>5972009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95802" calcext:value-type="float">
            <text:p>35958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784" calcext:value-type="float">
            <text:p>2302784</text:p>
          </table:table-cell>
          <table:table-cell office:value-type="float" office:value="88" calcext:value-type="float">
            <text:p>8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3223" calcext:value-type="float">
            <text:p>2713223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35796" calcext:value-type="float">
            <text:p>66357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15086" calcext:value-type="float">
            <text:p>16915086</text:p>
          </table:table-cell>
          <table:table-cell office:value-type="float" office:value="81" calcext:value-type="float">
            <text:p>8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7424" calcext:value-type="float">
            <text:p>2687424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48887" calcext:value-type="float">
            <text:p>37488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5013" calcext:value-type="float">
            <text:p>4625013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1516" calcext:value-type="float">
            <text:p>2741516</text:p>
          </table:table-cell>
          <table:table-cell office:value-type="float" office:value="92" calcext:value-type="float">
            <text:p>9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358988" calcext:value-type="float">
            <text:p>33589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8711" calcext:value-type="float">
            <text:p>2118711</text:p>
          </table:table-cell>
          <table:table-cell office:value-type="float" office:value="76.2" calcext:value-type="float">
            <text:p>76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0873" calcext:value-type="float">
            <text:p>2240873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98992" calcext:value-type="float">
            <text:p>359899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0160" calcext:value-type="float">
            <text:p>1490160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5624" calcext:value-type="float">
            <text:p>2715624</text:p>
          </table:table-cell>
          <table:table-cell office:value-type="float" office:value="92" calcext:value-type="float">
            <text:p>92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04468" calcext:value-type="float">
            <text:p>36044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4874" calcext:value-type="float">
            <text:p>2324874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649" calcext:value-type="float">
            <text:p>1591649</text:p>
          </table:table-cell>
          <table:table-cell office:value-type="float" office:value="83" calcext:value-type="float">
            <text:p>83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038493" calcext:value-type="float">
            <text:p>70384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35509" calcext:value-type="float">
            <text:p>10035509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3958" calcext:value-type="float">
            <text:p>3443958</text:p>
          </table:table-cell>
          <table:table-cell office:value-type="float" office:value="89.1" calcext:value-type="float">
            <text:p>89,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6918326" calcext:value-type="float">
            <text:p>691832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802912" calcext:value-type="float">
            <text:p>8802912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7727" calcext:value-type="float">
            <text:p>2077727</text:p>
          </table:table-cell>
          <table:table-cell office:value-type="float" office:value="88" calcext:value-type="float">
            <text:p>8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603222" calcext:value-type="float">
            <text:p>46032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082" calcext:value-type="float">
            <text:p>2337082</text:p>
          </table:table-cell>
          <table:table-cell office:value-type="float" office:value="89" calcext:value-type="float">
            <text:p>8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28571" calcext:value-type="float">
            <text:p>4328571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4856491" calcext:value-type="float">
            <text:p>148564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6327" calcext:value-type="float">
            <text:p>2316327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0132" calcext:value-type="float">
            <text:p>7090132</text:p>
          </table:table-cell>
          <table:table-cell office:value-type="float" office:value="81" calcext:value-type="float">
            <text:p>81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5398720" calcext:value-type="float">
            <text:p>539872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22945" calcext:value-type="float">
            <text:p>2922945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6835" calcext:value-type="float">
            <text:p>2666835</text:p>
          </table:table-cell>
          <table:table-cell office:value-type="float" office:value="88" calcext:value-type="float">
            <text:p>88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7058274" calcext:value-type="float">
            <text:p>70582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0321" calcext:value-type="float">
            <text:p>2580321</text:p>
          </table:table-cell>
          <table:table-cell office:value-type="float" office:value="87.1" calcext:value-type="float">
            <text:p>87,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4384" calcext:value-type="float">
            <text:p>2784384</text:p>
          </table:table-cell>
          <table:table-cell office:value-type="float" office:value="85" calcext:value-type="float">
            <text:p>85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51586" calcext:value-type="float">
            <text:p>365158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7625" calcext:value-type="float">
            <text:p>2697625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4569" calcext:value-type="float">
            <text:p>3924569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21943" calcext:value-type="float">
            <text:p>56219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25599" calcext:value-type="float">
            <text:p>1825599</text:p>
          </table:table-cell>
          <table:table-cell office:value-type="float" office:value="87" calcext:value-type="float">
            <text:p>8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2032" calcext:value-type="float">
            <text:p>283203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506498" calcext:value-type="float">
            <text:p>65064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4993" calcext:value-type="float">
            <text:p>2214993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4250" calcext:value-type="float">
            <text:p>3474250</text:p>
          </table:table-cell>
          <table:table-cell office:value-type="float" office:value="82.2" calcext:value-type="float">
            <text:p>82,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545280" calcext:value-type="float">
            <text:p>65452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5362" calcext:value-type="float">
            <text:p>2005362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4519" calcext:value-type="float">
            <text:p>280451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94734" calcext:value-type="float">
            <text:p>32947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47229" calcext:value-type="float">
            <text:p>7147229</text:p>
          </table:table-cell>
          <table:table-cell office:value-type="float" office:value="89.1" calcext:value-type="float">
            <text:p>89,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4816" calcext:value-type="float">
            <text:p>2834816</text:p>
          </table:table-cell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643654" calcext:value-type="float">
            <text:p>36436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3842" calcext:value-type="float">
            <text:p>2403842</text:p>
          </table:table-cell>
          <table:table-cell office:value-type="float" office:value="88" calcext:value-type="float">
            <text:p>8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5302" calcext:value-type="float">
            <text:p>3285302</text:p>
          </table:table-cell>
          <table:table-cell office:value-type="float" office:value="81" calcext:value-type="float">
            <text:p>8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43704" calcext:value-type="float">
            <text:p>374370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8248" calcext:value-type="float">
            <text:p>1618248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7078" calcext:value-type="float">
            <text:p>2797078</text:p>
          </table:table-cell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4002407" calcext:value-type="float">
            <text:p>40024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7055" calcext:value-type="float">
            <text:p>2527055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9938" calcext:value-type="float">
            <text:p>2079938</text:p>
          </table:table-cell>
          <table:table-cell office:value-type="float" office:value="81" calcext:value-type="float">
            <text:p>8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515231" calcext:value-type="float">
            <text:p>351523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1733" calcext:value-type="float">
            <text:p>2511733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4719" calcext:value-type="float">
            <text:p>5454719</text:p>
          </table:table-cell>
          <table:table-cell office:value-type="float" office:value="83" calcext:value-type="float">
            <text:p>8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4517238" calcext:value-type="float">
            <text:p>45172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6472" calcext:value-type="float">
            <text:p>2816472</text:p>
          </table:table-cell>
          <table:table-cell office:value-type="float" office:value="85" calcext:value-type="float">
            <text:p>8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7096" calcext:value-type="float">
            <text:p>2757096</text:p>
          </table:table-cell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593948" calcext:value-type="float">
            <text:p>35939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86461" calcext:value-type="float">
            <text:p>2786461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2405" calcext:value-type="float">
            <text:p>3652405</text:p>
          </table:table-cell>
          <table:table-cell office:value-type="float" office:value="82.2" calcext:value-type="float">
            <text:p>82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81604" calcext:value-type="float">
            <text:p>35816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6000" calcext:value-type="float">
            <text:p>2596000</text:p>
          </table:table-cell>
          <table:table-cell office:value-type="float" office:value="80.2" calcext:value-type="float">
            <text:p>80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7730" calcext:value-type="float">
            <text:p>2357730</text:p>
          </table:table-cell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09390" calcext:value-type="float">
            <text:p>360939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26059" calcext:value-type="float">
            <text:p>8126059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687" calcext:value-type="float">
            <text:p>1532687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84657" calcext:value-type="float">
            <text:p>37846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881" calcext:value-type="float">
            <text:p>2247881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4916" calcext:value-type="float">
            <text:p>4564916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466457" calcext:value-type="float">
            <text:p>44664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870" calcext:value-type="float">
            <text:p>1443870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0501" calcext:value-type="float">
            <text:p>1730501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537197" calcext:value-type="float">
            <text:p>653719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1896" calcext:value-type="float">
            <text:p>2601896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332" calcext:value-type="float">
            <text:p>3726332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16564" calcext:value-type="float">
            <text:p>35165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548322" calcext:value-type="float">
            <text:p>8548322</text:p>
          </table:table-cell>
          <table:table-cell office:value-type="float" office:value="85" calcext:value-type="float">
            <text:p>8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9560" calcext:value-type="float">
            <text:p>5619560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11358" calcext:value-type="float">
            <text:p>35113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4639" calcext:value-type="float">
            <text:p>2724639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8876" calcext:value-type="float">
            <text:p>1718876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48779" calcext:value-type="float">
            <text:p>34487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28899" calcext:value-type="float">
            <text:p>3128899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5913" calcext:value-type="float">
            <text:p>2745913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212574" calcext:value-type="float">
            <text:p>72125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0809" calcext:value-type="float">
            <text:p>2570809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4167" calcext:value-type="float">
            <text:p>3614167</text:p>
          </table:table-cell>
          <table:table-cell office:value-type="float" office:value="84.2" calcext:value-type="float">
            <text:p>84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007250" calcext:value-type="float">
            <text:p>500725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7137" calcext:value-type="float">
            <text:p>2377137</text:p>
          </table:table-cell>
          <table:table-cell office:value-type="float" office:value="80.2" calcext:value-type="float">
            <text:p>80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9511" calcext:value-type="float">
            <text:p>2769511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73532" calcext:value-type="float">
            <text:p>35735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8393" calcext:value-type="float">
            <text:p>2528393</text:p>
          </table:table-cell>
          <table:table-cell office:value-type="float" office:value="82" calcext:value-type="float">
            <text:p>8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9948" calcext:value-type="float">
            <text:p>6789948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420871" calcext:value-type="float">
            <text:p>54208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83897" calcext:value-type="float">
            <text:p>9183897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9285" calcext:value-type="float">
            <text:p>2719285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086540" calcext:value-type="float">
            <text:p>70865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0240" calcext:value-type="float">
            <text:p>2700240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1382" calcext:value-type="float">
            <text:p>3471382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27786" calcext:value-type="float">
            <text:p>37277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01577" calcext:value-type="float">
            <text:p>3301577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4886" calcext:value-type="float">
            <text:p>2924886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323310" calcext:value-type="float">
            <text:p>33233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74854" calcext:value-type="float">
            <text:p>14474854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4801" calcext:value-type="float">
            <text:p>5104801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509826" calcext:value-type="float">
            <text:p>75098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7184" calcext:value-type="float">
            <text:p>2427184</text:p>
          </table:table-cell>
          <table:table-cell office:value-type="float" office:value="83" calcext:value-type="float">
            <text:p>8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7377" calcext:value-type="float">
            <text:p>3087377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25506655" calcext:value-type="float">
            <text:p>2550665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01668" calcext:value-type="float">
            <text:p>3201668</text:p>
          </table:table-cell>
          <table:table-cell office:value-type="float" office:value="76" calcext:value-type="float">
            <text:p>7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9306" calcext:value-type="float">
            <text:p>4769306</text:p>
          </table:table-cell>
          <table:table-cell office:value-type="float" office:value="79.2" calcext:value-type="float">
            <text:p>79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264192" calcext:value-type="float">
            <text:p>52641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5303" calcext:value-type="float">
            <text:p>4865303</text:p>
          </table:table-cell>
          <table:table-cell office:value-type="float" office:value="81.2" calcext:value-type="float">
            <text:p>81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2360" calcext:value-type="float">
            <text:p>2132360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214697" calcext:value-type="float">
            <text:p>72146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4248" calcext:value-type="float">
            <text:p>2594248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6910" calcext:value-type="float">
            <text:p>2636910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356879" calcext:value-type="float">
            <text:p>43568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043" calcext:value-type="float">
            <text:p>2300043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7559" calcext:value-type="float">
            <text:p>4517559</text:p>
          </table:table-cell>
          <table:table-cell office:value-type="float" office:value="92" calcext:value-type="float">
            <text:p>9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51055" calcext:value-type="float">
            <text:p>365105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6081" calcext:value-type="float">
            <text:p>2726081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8711" calcext:value-type="float">
            <text:p>2198711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862259" calcext:value-type="float">
            <text:p>38622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4568" calcext:value-type="float">
            <text:p>2444568</text:p>
          </table:table-cell>
          <table:table-cell office:value-type="float" office:value="84" calcext:value-type="float">
            <text:p>8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1409" calcext:value-type="float">
            <text:p>5371409</text:p>
          </table:table-cell>
          <table:table-cell office:value-type="float" office:value="88" calcext:value-type="float">
            <text:p>8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596928" calcext:value-type="float">
            <text:p>759692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4190" calcext:value-type="float">
            <text:p>2364190</text:p>
          </table:table-cell>
          <table:table-cell office:value-type="float" office:value="83" calcext:value-type="float">
            <text:p>8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3" calcext:value-type="float">
            <text:p>1479683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47945" calcext:value-type="float">
            <text:p>37479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4088" calcext:value-type="float">
            <text:p>2684088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6813" calcext:value-type="float">
            <text:p>5256813</text:p>
          </table:table-cell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75021" calcext:value-type="float">
            <text:p>357502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6550" calcext:value-type="float">
            <text:p>2566550</text:p>
          </table:table-cell>
          <table:table-cell office:value-type="float" office:value="76.2" calcext:value-type="float">
            <text:p>76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4721" calcext:value-type="float">
            <text:p>2634721</text:p>
          </table:table-cell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97273" calcext:value-type="float">
            <text:p>359727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10095" calcext:value-type="float">
            <text:p>9610095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5170" calcext:value-type="float">
            <text:p>2665170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853939" calcext:value-type="float">
            <text:p>385393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5343" calcext:value-type="float">
            <text:p>2445343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9618" calcext:value-type="float">
            <text:p>3049618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74634" calcext:value-type="float">
            <text:p>36746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9984" calcext:value-type="float">
            <text:p>2599984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9907" calcext:value-type="float">
            <text:p>4419907</text:p>
          </table:table-cell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11076" calcext:value-type="float">
            <text:p>36110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09805" calcext:value-type="float">
            <text:p>4009805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3568" calcext:value-type="float">
            <text:p>1503568</text:p>
          </table:table-cell>
          <table:table-cell office:value-type="float" office:value="84" calcext:value-type="float">
            <text:p>8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95424" calcext:value-type="float">
            <text:p>34954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6044" calcext:value-type="float">
            <text:p>2736044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8480" calcext:value-type="float">
            <text:p>2628480</text:p>
          </table:table-cell>
          <table:table-cell office:value-type="float" office:value="93" calcext:value-type="float">
            <text:p>9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36740" calcext:value-type="float">
            <text:p>363674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35997" calcext:value-type="float">
            <text:p>2035997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327" calcext:value-type="float">
            <text:p>2257327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17835" calcext:value-type="float">
            <text:p>35178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8018" calcext:value-type="float">
            <text:p>2738018</text:p>
          </table:table-cell>
          <table:table-cell office:value-type="float" office:value="79.2" calcext:value-type="float">
            <text:p>79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9124" calcext:value-type="float">
            <text:p>3449124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62466" calcext:value-type="float">
            <text:p>35624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2584" calcext:value-type="float">
            <text:p>2672584</text:p>
          </table:table-cell>
          <table:table-cell office:value-type="float" office:value="76" calcext:value-type="float">
            <text:p>7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6599" calcext:value-type="float">
            <text:p>2306599</text:p>
          </table:table-cell>
          <table:table-cell office:value-type="float" office:value="84.2" calcext:value-type="float">
            <text:p>84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721447" calcext:value-type="float">
            <text:p>672144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4571" calcext:value-type="float">
            <text:p>2644571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3152" calcext:value-type="float">
            <text:p>1633152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360202" calcext:value-type="float">
            <text:p>33602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5221" calcext:value-type="float">
            <text:p>2695221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1003" calcext:value-type="float">
            <text:p>4691003</text:p>
          </table:table-cell>
          <table:table-cell office:value-type="float" office:value="77" calcext:value-type="float">
            <text:p>7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794370" calcext:value-type="float">
            <text:p>67943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59618" calcext:value-type="float">
            <text:p>5359618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6441" calcext:value-type="float">
            <text:p>2146441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63059" calcext:value-type="float">
            <text:p>35630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4709" calcext:value-type="float">
            <text:p>3834709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3230517.79" calcext:value-type="float">
            <text:p>3230517,79</text:p>
          </table:table-cell>
          <table:table-cell table:formula="of:=AVERAGE([.C351:.C450])" office:value-type="float" office:value="91.769" calcext:value-type="float">
            <text:p>91,769</text:p>
          </table:table-cell>
          <table:table-cell table:formula="of:=AVERAGE([.D351:.D450])" office:value-type="float" office:value="4.515" calcext:value-type="float">
            <text:p>4,515</text:p>
          </table:table-cell>
          <table:table-cell table:number-columns-repeated="2"/>
          <table:table-cell table:formula="of:=AVERAGE([.G351:.G450])" office:value-type="float" office:value="4724008.77" calcext:value-type="float">
            <text:p>4724008,77</text:p>
          </table:table-cell>
          <table:table-cell table:formula="of:=AVERAGE([.H351:.H450])" office:value-type="float" office:value="102.04" calcext:value-type="float">
            <text:p>102,04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542360.02" calcext:value-type="float">
            <text:p>3542360,02</text:p>
          </table:table-cell>
          <table:table-cell table:formula="of:=AVERAGE([.M351:.M450])" office:value-type="float" office:value="90.546" calcext:value-type="float">
            <text:p>90,546</text:p>
          </table:table-cell>
          <table:table-cell table:formula="of:=AVERAGE([.N351:.N450])" office:value-type="float" office:value="9.01499999999999" calcext:value-type="float">
            <text:p>9,014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390050.56520395" calcext:value-type="float">
            <text:p>1390050,56520395</text:p>
          </table:table-cell>
          <table:table-cell table:formula="of:=STDEVP([.C351:.C450])" office:value-type="float" office:value="24.5494671836274" calcext:value-type="float">
            <text:p>24,5494671836274</text:p>
          </table:table-cell>
          <table:table-cell table:formula="of:=STDEVP([.D351:.D450])" office:value-type="float" office:value="0.935775079813521" calcext:value-type="float">
            <text:p>0,935775079813521</text:p>
          </table:table-cell>
          <table:table-cell table:number-columns-repeated="2"/>
          <table:table-cell table:formula="of:=STDEVP([.G351:.G450])" office:value-type="float" office:value="2688802.03508999" calcext:value-type="float">
            <text:p>2688802,03508999</text:p>
          </table:table-cell>
          <table:table-cell table:formula="of:=STDEVP([.H351:.H450])" office:value-type="float" office:value="0.823650411278961" calcext:value-type="float">
            <text:p>0,823650411278961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586981.28207116" calcext:value-type="float">
            <text:p>2586981,28207116</text:p>
          </table:table-cell>
          <table:table-cell table:formula="of:=STDEVP([.M351:.M450])" office:value-type="float" office:value="27.3291471509815" calcext:value-type="float">
            <text:p>27,3291471509815</text:p>
          </table:table-cell>
          <table:table-cell table:formula="of:=STDEVP([.N351:.N450])" office:value-type="float" office:value="1.18392356172179" calcext:value-type="float">
            <text:p>1,18392356172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763303.5" calcext:value-type="float">
            <text:p>2763303,5</text:p>
          </table:table-cell>
          <table:table-cell table:formula="of:=MEDIAN([.C351:.C450])" office:value-type="float" office:value="85" calcext:value-type="float">
            <text:p>85</text:p>
          </table:table-cell>
          <table:table-cell table:formula="of:=MEDIAN([.D351:.D450])" office:value-type="float" office:value="4.8" calcext:value-type="float">
            <text:p>4,8</text:p>
          </table:table-cell>
          <table:table-cell table:number-columns-repeated="2"/>
          <table:table-cell table:formula="of:=MEDIAN([.G351:.G450])" office:value-type="float" office:value="3651320.5" calcext:value-type="float">
            <text:p>3651320,5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580305.5" calcext:value-type="float">
            <text:p>2580305,5</text:p>
          </table:table-cell>
          <table:table-cell table:formula="of:=MEDIAN([.M351:.M450])" office:value-type="float" office:value="82" calcext:value-type="float">
            <text:p>82</text:p>
          </table:table-cell>
          <table:table-cell table:formula="of:=MEDIAN([.N351:.N450])"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167759.42" calcext:value-type="float">
            <text:p>3167759,42</text:p>
          </table:table-cell>
          <table:table-cell table:formula="of:=AVERAGE([.C351:.C400])" office:value-type="float" office:value="99.598" calcext:value-type="float">
            <text:p>99,598</text:p>
          </table:table-cell>
          <table:table-cell table:formula="of:=AVERAGE([.D351:.D400])" office:value-type="float" office:value="3.796" calcext:value-type="float">
            <text:p>3,796</text:p>
          </table:table-cell>
          <table:table-cell table:number-columns-repeated="2"/>
          <table:table-cell table:formula="of:=AVERAGE([.G351:.G400])" office:value-type="float" office:value="4436517.38" calcext:value-type="float">
            <text:p>4436517,38</text:p>
          </table:table-cell>
          <table:table-cell table:formula="of:=AVERAGE([.H351:.H400])" office:value-type="float" office:value="102.04" calcext:value-type="float">
            <text:p>102,04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561354.64" calcext:value-type="float">
            <text:p>3561354,64</text:p>
          </table:table-cell>
          <table:table-cell table:formula="of:=AVERAGE([.M351:.M400])" office:value-type="float" office:value="100.628" calcext:value-type="float">
            <text:p>100,628</text:p>
          </table:table-cell>
          <table:table-cell table:formula="of:=AVERAGE([.N351:.N400])" office:value-type="float" office:value="8.63" calcext:value-type="float">
            <text:p>8,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293276.16" calcext:value-type="float">
            <text:p>3293276,16</text:p>
          </table:table-cell>
          <table:table-cell table:formula="of:=AVERAGE([.C401:.C450])" office:value-type="float" office:value="83.94" calcext:value-type="float">
            <text:p>83,94</text:p>
          </table:table-cell>
          <table:table-cell table:formula="of:=AVERAGE([.D401:.D450])" office:value-type="float" office:value="5.23400000000001" calcext:value-type="float">
            <text:p>5,23400000000001</text:p>
          </table:table-cell>
          <table:table-cell table:number-columns-repeated="2"/>
          <table:table-cell table:formula="of:=AVERAGE([.G401:.G450])" office:value-type="float" office:value="5011500.16" calcext:value-type="float">
            <text:p>5011500,16</text:p>
          </table:table-cell>
          <table:table-cell table:formula="of:=AVERAGE([.H401:.H450])" office:value-type="float" office:value="102.04" calcext:value-type="float">
            <text:p>102,04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523365.4" calcext:value-type="float">
            <text:p>3523365,4</text:p>
          </table:table-cell>
          <table:table-cell table:formula="of:=AVERAGE([.M401:.M450])" office:value-type="float" office:value="80.464" calcext:value-type="float">
            <text:p>80,464</text:p>
          </table:table-cell>
          <table:table-cell table:formula="of:=AVERAGE([.N401:.N450])" office:value-type="float" office:value="9.39999999999999" calcext:value-type="float">
            <text:p>9,3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325286.38724709" calcext:value-type="float">
            <text:p>1325286,38724709</text:p>
          </table:table-cell>
          <table:table-cell table:formula="of:=STDEVP([.C401:.C450])" office:value-type="float" office:value="3.80636309355794" calcext:value-type="float">
            <text:p>3,80636309355794</text:p>
          </table:table-cell>
          <table:table-cell table:formula="of:=STDEVP([.D401:.D450])" office:value-type="float" office:value="0.129011627382961" calcext:value-type="float">
            <text:p>0,129011627382961</text:p>
          </table:table-cell>
          <table:table-cell table:number-columns-repeated="2"/>
          <table:table-cell table:formula="of:=STDEVP([.G401:.G450])" office:value-type="float" office:value="3242613.69338235" calcext:value-type="float">
            <text:p>3242613,69338235</text:p>
          </table:table-cell>
          <table:table-cell table:formula="of:=STDEVP([.H401:.H450])" office:value-type="float" office:value="0.798999374217527" calcext:value-type="float">
            <text:p>0,798999374217527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2446775.99505762" calcext:value-type="float">
            <text:p>2446775,99505762</text:p>
          </table:table-cell>
          <table:table-cell table:formula="of:=STDEVP([.M401:.M450])" office:value-type="float" office:value="3.43818324119003" calcext:value-type="float">
            <text:p>3,43818324119003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706584.5" calcext:value-type="float">
            <text:p>2706584,5</text:p>
          </table:table-cell>
          <table:table-cell table:formula="of:=MEDIAN([.C351:.C400])" office:value-type="float" office:value="88.05" calcext:value-type="float">
            <text:p>88,05</text:p>
          </table:table-cell>
          <table:table-cell table:formula="of:=MEDIAN([.D351:.D400])" office:value-type="float" office:value="4" calcext:value-type="float">
            <text:p>4</text:p>
          </table:table-cell>
          <table:table-cell table:number-columns-repeated="2"/>
          <table:table-cell table:formula="of:=MEDIAN([.G351:.G400])" office:value-type="float" office:value="3606012.5" calcext:value-type="float">
            <text:p>3606012,5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333924.5" calcext:value-type="float">
            <text:p>2333924,5</text:p>
          </table:table-cell>
          <table:table-cell table:formula="of:=MEDIAN([.M351:.M400])" office:value-type="float" office:value="88.5" calcext:value-type="float">
            <text:p>88,5</text:p>
          </table:table-cell>
          <table:table-cell table:formula="of:=MEDIAN([.N351:.N400])"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818275.5" calcext:value-type="float">
            <text:p>2818275,5</text:p>
          </table:table-cell>
          <table:table-cell table:formula="of:=MEDIAN([.C401:.C450])" office:value-type="float" office:value="83" calcext:value-type="float">
            <text:p>83</text:p>
          </table:table-cell>
          <table:table-cell table:formula="of:=MEDIAN([.D401:.D450])" office:value-type="float" office:value="5.3" calcext:value-type="float">
            <text:p>5,3</text:p>
          </table:table-cell>
          <table:table-cell table:number-columns-repeated="2"/>
          <table:table-cell table:formula="of:=MEDIAN([.G401:.G450])" office:value-type="float" office:value="3745824.5" calcext:value-type="float">
            <text:p>3745824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2658577.5" calcext:value-type="float">
            <text:p>2658577,5</text:p>
          </table:table-cell>
          <table:table-cell table:formula="of:=MEDIAN([.M401:.M450])" office:value-type="float" office:value="80" calcext:value-type="float">
            <text:p>80</text:p>
          </table:table-cell>
          <table:table-cell table:formula="of:=MEDIAN([.N401:.N450])" office:value-type="float" office:value="9.4" calcext:value-type="float">
            <text:p>9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6408938" calcext:value-type="float">
            <text:p>2640893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4365942" calcext:value-type="float">
            <text:p>43659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24084809" calcext:value-type="float">
            <text:p>24084809</text:p>
          </table:table-cell>
          <table:table-cell office:value-type="float" office:value="106.7" calcext:value-type="float">
            <text:p>10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5028" calcext:value-type="float">
            <text:p>5625028</text:p>
          </table:table-cell>
          <table:table-cell office:value-type="float" office:value="197" calcext:value-type="float">
            <text:p>19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770703" calcext:value-type="float">
            <text:p>37707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64224" calcext:value-type="float">
            <text:p>10064224</text:p>
          </table:table-cell>
          <table:table-cell office:value-type="float" office:value="194.1" calcext:value-type="float">
            <text:p>194,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0314" calcext:value-type="float">
            <text:p>4230314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833729" calcext:value-type="float">
            <text:p>48337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75647" calcext:value-type="float">
            <text:p>6675647</text:p>
          </table:table-cell>
          <table:table-cell office:value-type="float" office:value="193" calcext:value-type="float">
            <text:p>19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9990" calcext:value-type="float">
            <text:p>3349990</text:p>
          </table:table-cell>
          <table:table-cell office:value-type="float" office:value="121" calcext:value-type="float">
            <text:p>1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8803" calcext:value-type="float">
            <text:p>681880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73496" calcext:value-type="float">
            <text:p>1973496</text:p>
          </table:table-cell>
          <table:table-cell office:value-type="float" office:value="121" calcext:value-type="float">
            <text:p>1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6268" calcext:value-type="float">
            <text:p>3426268</text:p>
          </table:table-cell>
          <table:table-cell office:value-type="float" office:value="149.5" calcext:value-type="float">
            <text:p>149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87253" calcext:value-type="float">
            <text:p>37872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949650" calcext:value-type="float">
            <text:p>6949650</text:p>
          </table:table-cell>
          <table:table-cell office:value-type="float" office:value="119" calcext:value-type="float">
            <text:p>11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0676" calcext:value-type="float">
            <text:p>2360676</text:p>
          </table:table-cell>
          <table:table-cell office:value-type="float" office:value="115" calcext:value-type="float">
            <text:p>1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853962" calcext:value-type="float">
            <text:p>38539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1367" calcext:value-type="float">
            <text:p>2421367</text:p>
          </table:table-cell>
          <table:table-cell office:value-type="float" office:value="158" calcext:value-type="float">
            <text:p>15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4572" calcext:value-type="float">
            <text:p>2124572</text:p>
          </table:table-cell>
          <table:table-cell office:value-type="float" office:value="118" calcext:value-type="float">
            <text:p>11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614445" calcext:value-type="float">
            <text:p>36144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8516" calcext:value-type="float">
            <text:p>2608516</text:p>
          </table:table-cell>
          <table:table-cell office:value-type="float" office:value="129" calcext:value-type="float">
            <text:p>12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0980" calcext:value-type="float">
            <text:p>2830980</text:p>
          </table:table-cell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70756" calcext:value-type="float">
            <text:p>687075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92298" calcext:value-type="float">
            <text:p>3192298</text:p>
          </table:table-cell>
          <table:table-cell office:value-type="float" office:value="129" calcext:value-type="float">
            <text:p>12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35015" calcext:value-type="float">
            <text:p>17535015</text:p>
          </table:table-cell>
          <table:table-cell office:value-type="float" office:value="114" calcext:value-type="float">
            <text:p>11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205730" calcext:value-type="float">
            <text:p>420573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5311" calcext:value-type="float">
            <text:p>3025311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4200" calcext:value-type="float">
            <text:p>11074200</text:p>
          </table:table-cell>
          <table:table-cell office:value-type="float" office:value="101" calcext:value-type="float">
            <text:p>10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701385" calcext:value-type="float">
            <text:p>37013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02353" calcext:value-type="float">
            <text:p>5502353</text:p>
          </table:table-cell>
          <table:table-cell office:value-type="float" office:value="99" calcext:value-type="float">
            <text:p>99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9201" calcext:value-type="float">
            <text:p>3009201</text:p>
          </table:table-cell>
          <table:table-cell office:value-type="float" office:value="97" calcext:value-type="float">
            <text:p>9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379321" calcext:value-type="float">
            <text:p>63793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2913" calcext:value-type="float">
            <text:p>3352913</text:p>
          </table:table-cell>
          <table:table-cell office:value-type="float" office:value="130" calcext:value-type="float">
            <text:p>130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9780" calcext:value-type="float">
            <text:p>3529780</text:p>
          </table:table-cell>
          <table:table-cell office:value-type="float" office:value="92.1" calcext:value-type="float">
            <text:p>92,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21045" calcext:value-type="float">
            <text:p>38210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6605" calcext:value-type="float">
            <text:p>2916605</text:p>
          </table:table-cell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2457" calcext:value-type="float">
            <text:p>5942457</text:p>
          </table:table-cell>
          <table:table-cell office:value-type="float" office:value="89" calcext:value-type="float">
            <text:p>8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916058" calcext:value-type="float">
            <text:p>69160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8749" calcext:value-type="float">
            <text:p>2578749</text:p>
          </table:table-cell>
          <table:table-cell office:value-type="float" office:value="96" calcext:value-type="float">
            <text:p>9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1077" calcext:value-type="float">
            <text:p>3161077</text:p>
          </table:table-cell>
          <table:table-cell office:value-type="float" office:value="105" calcext:value-type="float">
            <text:p>10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327751" calcext:value-type="float">
            <text:p>33277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75737" calcext:value-type="float">
            <text:p>12175737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5008" calcext:value-type="float">
            <text:p>337500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08533" calcext:value-type="float">
            <text:p>43085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93500" calcext:value-type="float">
            <text:p>1893500</text:p>
          </table:table-cell>
          <table:table-cell office:value-type="float" office:value="84" calcext:value-type="float">
            <text:p>8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4355" calcext:value-type="float">
            <text:p>1934355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396070" calcext:value-type="float">
            <text:p>4396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5009" calcext:value-type="float">
            <text:p>2455009</text:p>
          </table:table-cell>
          <table:table-cell office:value-type="float" office:value="102" calcext:value-type="float">
            <text:p>102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4520" calcext:value-type="float">
            <text:p>1494520</text:p>
          </table:table-cell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874823" calcext:value-type="float">
            <text:p>38748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1074" calcext:value-type="float">
            <text:p>2551074</text:p>
          </table:table-cell>
          <table:table-cell office:value-type="float" office:value="103" calcext:value-type="float">
            <text:p>10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90437" calcext:value-type="float">
            <text:p>8990437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753489" calcext:value-type="float">
            <text:p>37534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4934" calcext:value-type="float">
            <text:p>1634934</text:p>
          </table:table-cell>
          <table:table-cell office:value-type="float" office:value="114" calcext:value-type="float">
            <text:p>11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5600" calcext:value-type="float">
            <text:p>2735600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795536" calcext:value-type="float">
            <text:p>37955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69319" calcext:value-type="float">
            <text:p>2869319</text:p>
          </table:table-cell>
          <table:table-cell office:value-type="float" office:value="107.9" calcext:value-type="float">
            <text:p>107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578" calcext:value-type="float">
            <text:p>1637578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57510" calcext:value-type="float">
            <text:p>35575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3043" calcext:value-type="float">
            <text:p>1533043</text:p>
          </table:table-cell>
          <table:table-cell office:value-type="float" office:value="100" calcext:value-type="float">
            <text:p>10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3273" calcext:value-type="float">
            <text:p>2573273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014241" calcext:value-type="float">
            <text:p>50142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6681" calcext:value-type="float">
            <text:p>1536681</text:p>
          </table:table-cell>
          <table:table-cell office:value-type="float" office:value="131" calcext:value-type="float">
            <text:p>13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7607" calcext:value-type="float">
            <text:p>1697607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578484" calcext:value-type="float">
            <text:p>35784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4514" calcext:value-type="float">
            <text:p>1424514</text:p>
          </table:table-cell>
          <table:table-cell office:value-type="float" office:value="102" calcext:value-type="float">
            <text:p>10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6078" calcext:value-type="float">
            <text:p>2586078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272886" calcext:value-type="float">
            <text:p>427288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9380" calcext:value-type="float">
            <text:p>2369380</text:p>
          </table:table-cell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0116" calcext:value-type="float">
            <text:p>1550116</text:p>
          </table:table-cell>
          <table:table-cell office:value-type="float" office:value="107" calcext:value-type="float">
            <text:p>10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595814" calcext:value-type="float">
            <text:p>95958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8646" calcext:value-type="float">
            <text:p>2728646</text:p>
          </table:table-cell>
          <table:table-cell office:value-type="float" office:value="99" calcext:value-type="float">
            <text:p>9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0416" calcext:value-type="float">
            <text:p>1600416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280547" calcext:value-type="float">
            <text:p>52805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784" calcext:value-type="float">
            <text:p>2512784</text:p>
          </table:table-cell>
          <table:table-cell office:value-type="float" office:value="110" calcext:value-type="float">
            <text:p>11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6686" calcext:value-type="float">
            <text:p>2596686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311890" calcext:value-type="float">
            <text:p>53118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5823" calcext:value-type="float">
            <text:p>1545823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3021" calcext:value-type="float">
            <text:p>2813021</text:p>
          </table:table-cell>
          <table:table-cell office:value-type="float" office:value="94" calcext:value-type="float">
            <text:p>9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93523" calcext:value-type="float">
            <text:p>1499352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0542" calcext:value-type="float">
            <text:p>1510542</text:p>
          </table:table-cell>
          <table:table-cell office:value-type="float" office:value="103" calcext:value-type="float">
            <text:p>103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1045" calcext:value-type="float">
            <text:p>3021045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76999" calcext:value-type="float">
            <text:p>357699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3117" calcext:value-type="float">
            <text:p>2443117</text:p>
          </table:table-cell>
          <table:table-cell office:value-type="float" office:value="103" calcext:value-type="float">
            <text:p>103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1568" calcext:value-type="float">
            <text:p>2421568</text:p>
          </table:table-cell>
          <table:table-cell office:value-type="float" office:value="99" calcext:value-type="float">
            <text:p>9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34757" calcext:value-type="float">
            <text:p>38347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7773" calcext:value-type="float">
            <text:p>1457773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0534" calcext:value-type="float">
            <text:p>1590534</text:p>
          </table:table-cell>
          <table:table-cell office:value-type="float" office:value="105" calcext:value-type="float">
            <text:p>10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31048" calcext:value-type="float">
            <text:p>35310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4192" calcext:value-type="float">
            <text:p>1464192</text:p>
          </table:table-cell>
          <table:table-cell office:value-type="float" office:value="110" calcext:value-type="float">
            <text:p>11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8610" calcext:value-type="float">
            <text:p>2038610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086209" calcext:value-type="float">
            <text:p>408620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7400" calcext:value-type="float">
            <text:p>1317400</text:p>
          </table:table-cell>
          <table:table-cell office:value-type="float" office:value="111" calcext:value-type="float">
            <text:p>11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8611" calcext:value-type="float">
            <text:p>1668611</text:p>
          </table:table-cell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764915" calcext:value-type="float">
            <text:p>37649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430" calcext:value-type="float">
            <text:p>2321430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2967" calcext:value-type="float">
            <text:p>2742967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17978" calcext:value-type="float">
            <text:p>611797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9654" calcext:value-type="float">
            <text:p>2389654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1106" calcext:value-type="float">
            <text:p>2831106</text:p>
          </table:table-cell>
          <table:table-cell office:value-type="float" office:value="90.1" calcext:value-type="float">
            <text:p>90,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28709" calcext:value-type="float">
            <text:p>402870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3861" calcext:value-type="float">
            <text:p>1413861</text:p>
          </table:table-cell>
          <table:table-cell office:value-type="float" office:value="115" calcext:value-type="float">
            <text:p>11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2139" calcext:value-type="float">
            <text:p>2972139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67291" calcext:value-type="float">
            <text:p>33672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6253" calcext:value-type="float">
            <text:p>1396253</text:p>
          </table:table-cell>
          <table:table-cell office:value-type="float" office:value="111" calcext:value-type="float">
            <text:p>11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4527" calcext:value-type="float">
            <text:p>7034527</text:p>
          </table:table-cell>
          <table:table-cell office:value-type="float" office:value="108" calcext:value-type="float">
            <text:p>10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603054" calcext:value-type="float">
            <text:p>46030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8480" calcext:value-type="float">
            <text:p>1458480</text:p>
          </table:table-cell>
          <table:table-cell office:value-type="float" office:value="108.9" calcext:value-type="float">
            <text:p>108,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4140" calcext:value-type="float">
            <text:p>3034140</text:p>
          </table:table-cell>
          <table:table-cell office:value-type="float" office:value="99" calcext:value-type="float">
            <text:p>9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032838" calcext:value-type="float">
            <text:p>40328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45879" calcext:value-type="float">
            <text:p>2145879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0775" calcext:value-type="float">
            <text:p>2620775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54196" calcext:value-type="float">
            <text:p>37541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8769" calcext:value-type="float">
            <text:p>2798769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8358" calcext:value-type="float">
            <text:p>3148358</text:p>
          </table:table-cell>
          <table:table-cell office:value-type="float" office:value="101" calcext:value-type="float">
            <text:p>10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92273" calcext:value-type="float">
            <text:p>38922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0378" calcext:value-type="float">
            <text:p>1610378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2542" calcext:value-type="float">
            <text:p>7162542</text:p>
          </table:table-cell>
          <table:table-cell office:value-type="float" office:value="99" calcext:value-type="float">
            <text:p>9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778845" calcext:value-type="float">
            <text:p>37788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08860" calcext:value-type="float">
            <text:p>2108860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5282" calcext:value-type="float">
            <text:p>3665282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232010" calcext:value-type="float">
            <text:p>72320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1831" calcext:value-type="float">
            <text:p>1281831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0177" calcext:value-type="float">
            <text:p>2770177</text:p>
          </table:table-cell>
          <table:table-cell office:value-type="float" office:value="113.9" calcext:value-type="float">
            <text:p>113,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785138" calcext:value-type="float">
            <text:p>67851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2720" calcext:value-type="float">
            <text:p>1362720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0105" calcext:value-type="float">
            <text:p>1820105</text:p>
          </table:table-cell>
          <table:table-cell office:value-type="float" office:value="101" calcext:value-type="float">
            <text:p>10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902558" calcext:value-type="float">
            <text:p>390255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056" calcext:value-type="float">
            <text:p>2366056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8418" calcext:value-type="float">
            <text:p>2708418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78508" calcext:value-type="float">
            <text:p>35785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3245" calcext:value-type="float">
            <text:p>1423245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8095" calcext:value-type="float">
            <text:p>2828095</text:p>
          </table:table-cell>
          <table:table-cell office:value-type="float" office:value="102" calcext:value-type="float">
            <text:p>10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888591" calcext:value-type="float">
            <text:p>38885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5928" calcext:value-type="float">
            <text:p>1965928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9832" calcext:value-type="float">
            <text:p>2379832</text:p>
          </table:table-cell>
          <table:table-cell office:value-type="float" office:value="103" calcext:value-type="float">
            <text:p>10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484559" calcext:value-type="float">
            <text:p>64845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1871" calcext:value-type="float">
            <text:p>1541871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8899" calcext:value-type="float">
            <text:p>2728899</text:p>
          </table:table-cell>
          <table:table-cell office:value-type="float" office:value="101" calcext:value-type="float">
            <text:p>10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53274" calcext:value-type="float">
            <text:p>365327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014" calcext:value-type="float">
            <text:p>1420014</text:p>
          </table:table-cell>
          <table:table-cell office:value-type="float" office:value="108" calcext:value-type="float">
            <text:p>10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8823" calcext:value-type="float">
            <text:p>1528823</text:p>
          </table:table-cell>
          <table:table-cell office:value-type="float" office:value="101" calcext:value-type="float">
            <text:p>10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577652" calcext:value-type="float">
            <text:p>45776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4275" calcext:value-type="float">
            <text:p>1354275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8338" calcext:value-type="float">
            <text:p>2618338</text:p>
          </table:table-cell>
          <table:table-cell office:value-type="float" office:value="108" calcext:value-type="float">
            <text:p>108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93384" calcext:value-type="float">
            <text:p>39933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230" calcext:value-type="float">
            <text:p>1428230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3379" calcext:value-type="float">
            <text:p>2873379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876718" calcext:value-type="float">
            <text:p>38767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6817" calcext:value-type="float">
            <text:p>1296817</text:p>
          </table:table-cell>
          <table:table-cell office:value-type="float" office:value="110" calcext:value-type="float">
            <text:p>11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8491" calcext:value-type="float">
            <text:p>2518491</text:p>
          </table:table-cell>
          <table:table-cell office:value-type="float" office:value="99" calcext:value-type="float">
            <text:p>9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382579" calcext:value-type="float">
            <text:p>538257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949" calcext:value-type="float">
            <text:p>2342949</text:p>
          </table:table-cell>
          <table:table-cell office:value-type="float" office:value="110" calcext:value-type="float">
            <text:p>11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3238" calcext:value-type="float">
            <text:p>2603238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900599" calcext:value-type="float">
            <text:p>39005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6223" calcext:value-type="float">
            <text:p>2406223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2491" calcext:value-type="float">
            <text:p>1522491</text:p>
          </table:table-cell>
          <table:table-cell office:value-type="float" office:value="105" calcext:value-type="float">
            <text:p>10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849966" calcext:value-type="float">
            <text:p>38499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1225" calcext:value-type="float">
            <text:p>245122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3167" calcext:value-type="float">
            <text:p>3983167</text:p>
          </table:table-cell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763205" calcext:value-type="float">
            <text:p>37632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121" calcext:value-type="float">
            <text:p>1332121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7107" calcext:value-type="float">
            <text:p>3157107</text:p>
          </table:table-cell>
          <table:table-cell office:value-type="float" office:value="99" calcext:value-type="float">
            <text:p>9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435836" calcext:value-type="float">
            <text:p>74358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990" calcext:value-type="float">
            <text:p>2310990</text:p>
          </table:table-cell>
          <table:table-cell office:value-type="float" office:value="97" calcext:value-type="float">
            <text:p>9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1037" calcext:value-type="float">
            <text:p>5091037</text:p>
          </table:table-cell>
          <table:table-cell office:value-type="float" office:value="94.1" calcext:value-type="float">
            <text:p>94,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5300887" calcext:value-type="float">
            <text:p>530088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4098" calcext:value-type="float">
            <text:p>2154098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5966" calcext:value-type="float">
            <text:p>3425966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705525" calcext:value-type="float">
            <text:p>370552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8234" calcext:value-type="float">
            <text:p>1318234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4963" calcext:value-type="float">
            <text:p>1624963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539905" calcext:value-type="float">
            <text:p>453990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7917" calcext:value-type="float">
            <text:p>2527917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2826" calcext:value-type="float">
            <text:p>3052826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153986" calcext:value-type="float">
            <text:p>41539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5801" calcext:value-type="float">
            <text:p>1335801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4818" calcext:value-type="float">
            <text:p>2594818</text:p>
          </table:table-cell>
          <table:table-cell office:value-type="float" office:value="99" calcext:value-type="float">
            <text:p>99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887278" calcext:value-type="float">
            <text:p>38872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6743" calcext:value-type="float">
            <text:p>1576743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0609" calcext:value-type="float">
            <text:p>1500609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971834" calcext:value-type="float">
            <text:p>59718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2139" calcext:value-type="float">
            <text:p>1612139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2107" calcext:value-type="float">
            <text:p>3162107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6763054" calcext:value-type="float">
            <text:p>67630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4997" calcext:value-type="float">
            <text:p>2504997</text:p>
          </table:table-cell>
          <table:table-cell office:value-type="float" office:value="97" calcext:value-type="float">
            <text:p>9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7577" calcext:value-type="float">
            <text:p>1687577</text:p>
          </table:table-cell>
          <table:table-cell office:value-type="float" office:value="101" calcext:value-type="float">
            <text:p>101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22449" calcext:value-type="float">
            <text:p>362244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7029" calcext:value-type="float">
            <text:p>2517029</text:p>
          </table:table-cell>
          <table:table-cell office:value-type="float" office:value="95" calcext:value-type="float">
            <text:p>9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5808" calcext:value-type="float">
            <text:p>1705808</text:p>
          </table:table-cell>
          <table:table-cell office:value-type="float" office:value="103" calcext:value-type="float">
            <text:p>103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7320613" calcext:value-type="float">
            <text:p>73206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8288" calcext:value-type="float">
            <text:p>2798288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1099" calcext:value-type="float">
            <text:p>1551099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73476" calcext:value-type="float">
            <text:p>717347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1846" calcext:value-type="float">
            <text:p>1441846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1971" calcext:value-type="float">
            <text:p>156197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740538" calcext:value-type="float">
            <text:p>774053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7521" calcext:value-type="float">
            <text:p>1367521</text:p>
          </table:table-cell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6187" calcext:value-type="float">
            <text:p>2566187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99020" calcext:value-type="float">
            <text:p>399902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9452" calcext:value-type="float">
            <text:p>1329452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0062" calcext:value-type="float">
            <text:p>155006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924357" calcext:value-type="float">
            <text:p>69243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5788" calcext:value-type="float">
            <text:p>1465788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9303" calcext:value-type="float">
            <text:p>2179303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690548" calcext:value-type="float">
            <text:p>36905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4953" calcext:value-type="float">
            <text:p>1494953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3353" calcext:value-type="float">
            <text:p>2613353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036443" calcext:value-type="float">
            <text:p>60364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5317" calcext:value-type="float">
            <text:p>2605317</text:p>
          </table:table-cell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7234" calcext:value-type="float">
            <text:p>1627234</text:p>
          </table:table-cell>
          <table:table-cell office:value-type="float" office:value="104" calcext:value-type="float">
            <text:p>104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625551" calcext:value-type="float">
            <text:p>36255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0286" calcext:value-type="float">
            <text:p>1410286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441" calcext:value-type="float">
            <text:p>1532441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16826765" calcext:value-type="float">
            <text:p>168267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041" calcext:value-type="float">
            <text:p>1332041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2578" calcext:value-type="float">
            <text:p>1502578</text:p>
          </table:table-cell>
          <table:table-cell office:value-type="float" office:value="107" calcext:value-type="float">
            <text:p>107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172957" calcext:value-type="float">
            <text:p>71729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8347" calcext:value-type="float">
            <text:p>2378347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3734" calcext:value-type="float">
            <text:p>2583734</text:p>
          </table:table-cell>
          <table:table-cell office:value-type="float" office:value="105" calcext:value-type="float">
            <text:p>10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192504" calcext:value-type="float">
            <text:p>61925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6404" calcext:value-type="float">
            <text:p>2696404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0854" calcext:value-type="float">
            <text:p>2630854</text:p>
          </table:table-cell>
          <table:table-cell office:value-type="float" office:value="105" calcext:value-type="float">
            <text:p>10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14668" calcext:value-type="float">
            <text:p>34146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21254" calcext:value-type="float">
            <text:p>2821254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9661" calcext:value-type="float">
            <text:p>2659661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199568" calcext:value-type="float">
            <text:p>41995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8163" calcext:value-type="float">
            <text:p>1338163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7851" calcext:value-type="float">
            <text:p>2607851</text:p>
          </table:table-cell>
          <table:table-cell office:value-type="float" office:value="102" calcext:value-type="float">
            <text:p>10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570159" calcext:value-type="float">
            <text:p>75701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77952" calcext:value-type="float">
            <text:p>2977952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4028" calcext:value-type="float">
            <text:p>1914028</text:p>
          </table:table-cell>
          <table:table-cell office:value-type="float" office:value="97" calcext:value-type="float">
            <text:p>9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991979" calcext:value-type="float">
            <text:p>399197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6441" calcext:value-type="float">
            <text:p>2546441</text:p>
          </table:table-cell>
          <table:table-cell office:value-type="float" office:value="98" calcext:value-type="float">
            <text:p>9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5559" calcext:value-type="float">
            <text:p>3375559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54581" calcext:value-type="float">
            <text:p>725458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7333" calcext:value-type="float">
            <text:p>1887333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314" calcext:value-type="float">
            <text:p>2877314</text:p>
          </table:table-cell>
          <table:table-cell office:value-type="float" office:value="97" calcext:value-type="float">
            <text:p>9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4682889" calcext:value-type="float">
            <text:p>46828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8590" calcext:value-type="float">
            <text:p>2858590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6839" calcext:value-type="float">
            <text:p>1846839</text:p>
          </table:table-cell>
          <table:table-cell office:value-type="float" office:value="99" calcext:value-type="float">
            <text:p>9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5838940" calcext:value-type="float">
            <text:p>58389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8131" calcext:value-type="float">
            <text:p>2708131</text:p>
          </table:table-cell>
          <table:table-cell office:value-type="float" office:value="96" calcext:value-type="float">
            <text:p>9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358" calcext:value-type="float">
            <text:p>1591358</text:p>
          </table:table-cell>
          <table:table-cell office:value-type="float" office:value="101" calcext:value-type="float">
            <text:p>101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5956000" calcext:value-type="float">
            <text:p>595600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4597" calcext:value-type="float">
            <text:p>2254597</text:p>
          </table:table-cell>
          <table:table-cell office:value-type="float" office:value="98" calcext:value-type="float">
            <text:p>9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7252" calcext:value-type="float">
            <text:p>2687252</text:p>
          </table:table-cell>
          <table:table-cell office:value-type="float" office:value="99" calcext:value-type="float">
            <text:p>9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263655" calcext:value-type="float">
            <text:p>426365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2062" calcext:value-type="float">
            <text:p>2462062</text:p>
          </table:table-cell>
          <table:table-cell office:value-type="float" office:value="101" calcext:value-type="float">
            <text:p>10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6208" calcext:value-type="float">
            <text:p>1496208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7043093" calcext:value-type="float">
            <text:p>170430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9485" calcext:value-type="float">
            <text:p>2759485</text:p>
          </table:table-cell>
          <table:table-cell office:value-type="float" office:value="92" calcext:value-type="float">
            <text:p>9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3777" calcext:value-type="float">
            <text:p>2543777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254802" calcext:value-type="float">
            <text:p>625480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05640" calcext:value-type="float">
            <text:p>1905640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0243" calcext:value-type="float">
            <text:p>1530243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673867" calcext:value-type="float">
            <text:p>567386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5981" calcext:value-type="float">
            <text:p>1455981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3597" calcext:value-type="float">
            <text:p>1503597</text:p>
          </table:table-cell>
          <table:table-cell office:value-type="float" office:value="106" calcext:value-type="float">
            <text:p>10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033452" calcext:value-type="float">
            <text:p>50334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3173" calcext:value-type="float">
            <text:p>2353173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5820" calcext:value-type="float">
            <text:p>2135820</text:p>
          </table:table-cell>
          <table:table-cell office:value-type="float" office:value="102" calcext:value-type="float">
            <text:p>102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454017" calcext:value-type="float">
            <text:p>445401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6855" calcext:value-type="float">
            <text:p>2536855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3996" calcext:value-type="float">
            <text:p>1513996</text:p>
          </table:table-cell>
          <table:table-cell office:value-type="float" office:value="102" calcext:value-type="float">
            <text:p>102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5062357" calcext:value-type="float">
            <text:p>50623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0795" calcext:value-type="float">
            <text:p>2840795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1255" calcext:value-type="float">
            <text:p>1511255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024954" calcext:value-type="float">
            <text:p>60249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2747" calcext:value-type="float">
            <text:p>1472747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7589" calcext:value-type="float">
            <text:p>2737589</text:p>
          </table:table-cell>
          <table:table-cell office:value-type="float" office:value="105" calcext:value-type="float">
            <text:p>10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612931" calcext:value-type="float">
            <text:p>561293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0236" calcext:value-type="float">
            <text:p>2630236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2304" calcext:value-type="float">
            <text:p>1492304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784571" calcext:value-type="float">
            <text:p>47845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7826" calcext:value-type="float">
            <text:p>2377826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4947" calcext:value-type="float">
            <text:p>2744947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589004" calcext:value-type="float">
            <text:p>45890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9268" calcext:value-type="float">
            <text:p>1429268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0123" calcext:value-type="float">
            <text:p>2630123</text:p>
          </table:table-cell>
          <table:table-cell office:value-type="float" office:value="105" calcext:value-type="float">
            <text:p>10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338447" calcext:value-type="float">
            <text:p>53384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6317" calcext:value-type="float">
            <text:p>1376317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5910" calcext:value-type="float">
            <text:p>1485910</text:p>
          </table:table-cell>
          <table:table-cell office:value-type="float" office:value="104" calcext:value-type="float">
            <text:p>104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5081162" calcext:value-type="float">
            <text:p>50811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4909" calcext:value-type="float">
            <text:p>1434909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4282" calcext:value-type="float">
            <text:p>2444282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589292" calcext:value-type="float">
            <text:p>45892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55895" calcext:value-type="float">
            <text:p>10155895</text:p>
          </table:table-cell>
          <table:table-cell office:value-type="float" office:value="104" calcext:value-type="float">
            <text:p>10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0908" calcext:value-type="float">
            <text:p>2530908</text:p>
          </table:table-cell>
          <table:table-cell office:value-type="float" office:value="100" calcext:value-type="float">
            <text:p>100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5466607" calcext:value-type="float">
            <text:p>54666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507" calcext:value-type="float">
            <text:p>2352507</text:p>
          </table:table-cell>
          <table:table-cell office:value-type="float" office:value="93" calcext:value-type="float">
            <text:p>9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714" calcext:value-type="float">
            <text:p>1689714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393172" calcext:value-type="float">
            <text:p>439317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9298" calcext:value-type="float">
            <text:p>1539298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0584" calcext:value-type="float">
            <text:p>289058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134913" calcext:value-type="float">
            <text:p>613491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718" calcext:value-type="float">
            <text:p>2321718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4021" calcext:value-type="float">
            <text:p>148402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55472" calcext:value-type="float">
            <text:p>55554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4989" calcext:value-type="float">
            <text:p>1564989</text:p>
          </table:table-cell>
          <table:table-cell office:value-type="float" office:value="101" calcext:value-type="float">
            <text:p>10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3118556.22" calcext:value-type="float">
            <text:p>3118556,22</text:p>
          </table:table-cell>
          <table:table-cell table:formula="of:=AVERAGE([.C466:.C565])" office:value-type="float" office:value="105.297" calcext:value-type="float">
            <text:p>105,297</text:p>
          </table:table-cell>
          <table:table-cell table:formula="of:=AVERAGE([.D466:.D565])" office:value-type="float" office:value="4.362" calcext:value-type="float">
            <text:p>4,362</text:p>
          </table:table-cell>
          <table:table-cell table:number-columns-repeated="2"/>
          <table:table-cell table:formula="of:=AVERAGE([.G466:.G565])" office:value-type="float" office:value="5255861.6" calcext:value-type="float">
            <text:p>5255861,6</text:p>
          </table:table-cell>
          <table:table-cell table:formula="of:=AVERAGE([.H466:.H565])" office:value-type="float" office:value="101.67" calcext:value-type="float">
            <text:p>101,67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2649268.28" calcext:value-type="float">
            <text:p>2649268,28</text:p>
          </table:table-cell>
          <table:table-cell table:formula="of:=AVERAGE([.M466:.M565])" office:value-type="float" office:value="105.296" calcext:value-type="float">
            <text:p>105,296</text:p>
          </table:table-cell>
          <table:table-cell table:formula="of:=AVERAGE([.N466:.N565])" office:value-type="float" office:value="8.69999999999999" calcext:value-type="float">
            <text:p>8,6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3145489.26321417" calcext:value-type="float">
            <text:p>3145489,26321417</text:p>
          </table:table-cell>
          <table:table-cell table:formula="of:=STDEVP([.C466:.C565])" office:value-type="float" office:value="15.2272351725453" calcext:value-type="float">
            <text:p>15,2272351725453</text:p>
          </table:table-cell>
          <table:table-cell table:formula="of:=STDEVP([.D466:.D565])" office:value-type="float" office:value="1.17582141501165" calcext:value-type="float">
            <text:p>1,17582141501165</text:p>
          </table:table-cell>
          <table:table-cell table:number-columns-repeated="2"/>
          <table:table-cell table:formula="of:=STDEVP([.G466:.G565])" office:value-type="float" office:value="2344699.14606872" calcext:value-type="float">
            <text:p>2344699,14606872</text:p>
          </table:table-cell>
          <table:table-cell table:formula="of:=STDEVP([.H466:.H565])" office:value-type="float" office:value="0.949262871916943" calcext:value-type="float">
            <text:p>0,949262871916943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2776650.40288236" calcext:value-type="float">
            <text:p>2776650,40288236</text:p>
          </table:table-cell>
          <table:table-cell table:formula="of:=STDEVP([.M466:.M565])" office:value-type="float" office:value="15.8425245462963" calcext:value-type="float">
            <text:p>15,8425245462963</text:p>
          </table:table-cell>
          <table:table-cell table:formula="of:=STDEVP([.N466:.N565])" office:value-type="float" office:value="1.63878003404972" calcext:value-type="float">
            <text:p>1,638780034049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2599962" calcext:value-type="float">
            <text:p>2599962</text:p>
          </table:table-cell>
          <table:table-cell table:formula="of:=MEDIAN([.C466:.C565])" office:value-type="float" office:value="103" calcext:value-type="float">
            <text:p>103</text:p>
          </table:table-cell>
          <table:table-cell table:formula="of:=MEDIAN([.D466:.D565])" office:value-type="float" office:value="4.6" calcext:value-type="float">
            <text:p>4,6</text:p>
          </table:table-cell>
          <table:table-cell table:number-columns-repeated="2"/>
          <table:table-cell table:formula="of:=MEDIAN([.G466:.G565])" office:value-type="float" office:value="4496961" calcext:value-type="float">
            <text:p>4496961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2282793.5" calcext:value-type="float">
            <text:p>2282793,5</text:p>
          </table:table-cell>
          <table:table-cell table:formula="of:=MEDIAN([.M466:.M565])" office:value-type="float" office:value="102" calcext:value-type="float">
            <text:p>102</text:p>
          </table:table-cell>
          <table:table-cell table:formula="of:=MEDIAN([.N466:.N565])"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3968029.22" calcext:value-type="float">
            <text:p>3968029,22</text:p>
          </table:table-cell>
          <table:table-cell table:formula="of:=AVERAGE([.C466:.C515])" office:value-type="float" office:value="108.492" calcext:value-type="float">
            <text:p>108,492</text:p>
          </table:table-cell>
          <table:table-cell table:formula="of:=AVERAGE([.D466:.D515])" office:value-type="float" office:value="3.426" calcext:value-type="float">
            <text:p>3,426</text:p>
          </table:table-cell>
          <table:table-cell table:number-columns-repeated="2"/>
          <table:table-cell table:formula="of:=AVERAGE([.G466:.G515])" office:value-type="float" office:value="4766834.66" calcext:value-type="float">
            <text:p>4766834,66</text:p>
          </table:table-cell>
          <table:table-cell table:formula="of:=AVERAGE([.H466:.H515])" office:value-type="float" office:value="101.82" calcext:value-type="float">
            <text:p>101,82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3077079.14" calcext:value-type="float">
            <text:p>3077079,14</text:p>
          </table:table-cell>
          <table:table-cell table:formula="of:=AVERAGE([.M466:.M515])" office:value-type="float" office:value="110.812" calcext:value-type="float">
            <text:p>110,812</text:p>
          </table:table-cell>
          <table:table-cell table:formula="of:=AVERAGE([.N466:.N515])" office:value-type="float" office:value="7.948" calcext:value-type="float">
            <text:p>7,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269083.22" calcext:value-type="float">
            <text:p>2269083,22</text:p>
          </table:table-cell>
          <table:table-cell table:formula="of:=AVERAGE([.C516:.C565])" office:value-type="float" office:value="102.102" calcext:value-type="float">
            <text:p>102,102</text:p>
          </table:table-cell>
          <table:table-cell table:formula="of:=AVERAGE([.D516:.D565])" office:value-type="float" office:value="5.298" calcext:value-type="float">
            <text:p>5,298</text:p>
          </table:table-cell>
          <table:table-cell table:number-columns-repeated="2"/>
          <table:table-cell table:formula="of:=AVERAGE([.G516:.G565])" office:value-type="float" office:value="5744888.54" calcext:value-type="float">
            <text:p>5744888,54</text:p>
          </table:table-cell>
          <table:table-cell table:formula="of:=AVERAGE([.H516:.H565])" office:value-type="float" office:value="101.52" calcext:value-type="float">
            <text:p>101,52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2221457.42" calcext:value-type="float">
            <text:p>2221457,42</text:p>
          </table:table-cell>
          <table:table-cell table:formula="of:=AVERAGE([.M516:.M565])" office:value-type="float" office:value="99.78" calcext:value-type="float">
            <text:p>99,78</text:p>
          </table:table-cell>
          <table:table-cell table:formula="of:=AVERAGE([.N516:.N565])" office:value-type="float" office:value="9.45199999999999" calcext:value-type="float">
            <text:p>9,451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767532.654884059" calcext:value-type="float">
            <text:p>767532,654884059</text:p>
          </table:table-cell>
          <table:table-cell table:formula="of:=STDEVP([.C516:.C565])" office:value-type="float" office:value="2.40370464075768" calcext:value-type="float">
            <text:p>2,40370464075768</text:p>
          </table:table-cell>
          <table:table-cell table:formula="of:=STDEVP([.D516:.D565])" office:value-type="float" office:value="0.430576357920404" calcext:value-type="float">
            <text:p>0,430576357920404</text:p>
          </table:table-cell>
          <table:table-cell table:number-columns-repeated="2"/>
          <table:table-cell table:formula="of:=STDEVP([.G516:.G565])" office:value-type="float" office:value="2588049.90026122" calcext:value-type="float">
            <text:p>2588049,90026122</text:p>
          </table:table-cell>
          <table:table-cell table:formula="of:=STDEVP([.H516:.H565])" office:value-type="float" office:value="1.11785508899857" calcext:value-type="float">
            <text:p>1,11785508899857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262244.74046675" calcext:value-type="float">
            <text:p>1262244,74046675</text:p>
          </table:table-cell>
          <table:table-cell table:formula="of:=STDEVP([.M516:.M565])" office:value-type="float" office:value="3.9713473784095" calcext:value-type="float">
            <text:p>3,9713473784095</text:p>
          </table:table-cell>
          <table:table-cell table:formula="of:=STDEVP([.N516:.N565])" office:value-type="float" office:value="0.049959983987187" calcext:value-type="float">
            <text:p>0,0499599839871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791599" calcext:value-type="float">
            <text:p>2791599</text:p>
          </table:table-cell>
          <table:table-cell table:formula="of:=MEDIAN([.C466:.C515])" office:value-type="float" office:value="103" calcext:value-type="float">
            <text:p>103</text:p>
          </table:table-cell>
          <table:table-cell table:formula="of:=MEDIAN([.D466:.D515])" office:value-type="float" office:value="3.65" calcext:value-type="float">
            <text:p>3,65</text:p>
          </table:table-cell>
          <table:table-cell table:number-columns-repeated="2"/>
          <table:table-cell table:formula="of:=MEDIAN([.G466:.G515])" office:value-type="float" office:value="3947971" calcext:value-type="float">
            <text:p>3947971</text:p>
          </table:table-cell>
          <table:table-cell table:formula="of:=MEDIAN([.H466:.H515])" office:value-type="float" office:value="102" calcext:value-type="float">
            <text:p>102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2127369.5" calcext:value-type="float">
            <text:p>2127369,5</text:p>
          </table:table-cell>
          <table:table-cell table:formula="of:=MEDIAN([.M466:.M515])" office:value-type="float" office:value="103" calcext:value-type="float">
            <text:p>103</text:p>
          </table:table-cell>
          <table:table-cell table:formula="of:=MEDIAN([.N466:.N515])"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2311792.5" calcext:value-type="float">
            <text:p>2311792,5</text:p>
          </table:table-cell>
          <table:table-cell table:formula="of:=MEDIAN([.C516:.C565])" office:value-type="float" office:value="102" calcext:value-type="float">
            <text:p>102</text:p>
          </table:table-cell>
          <table:table-cell table:formula="of:=MEDIAN([.D516:.D565])" office:value-type="float" office:value="5.3" calcext:value-type="float">
            <text:p>5,3</text:p>
          </table:table-cell>
          <table:table-cell table:number-columns-repeated="2"/>
          <table:table-cell table:formula="of:=MEDIAN([.G516:.G565])" office:value-type="float" office:value="5319667" calcext:value-type="float">
            <text:p>5319667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2316354" calcext:value-type="float">
            <text:p>2316354</text:p>
          </table:table-cell>
          <table:table-cell table:formula="of:=MEDIAN([.M516:.M565])" office:value-type="float" office:value="100" calcext:value-type="float">
            <text:p>100</text:p>
          </table:table-cell>
          <table:table-cell table:formula="of:=MEDIAN([.N516:.N565])" office:value-type="float" office:value="9.5" calcext:value-type="float">
            <text:p>9,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6:46.7254362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2M59S</meta:editing-duration>
    <meta:editing-cycles>25</meta:editing-cycles>
    <meta:generator>LibreOffice/6.0.7.3$Linux_X86_64 LibreOffice_project/00m0$Build-3</meta:generator>
    <dc:date>2020-10-20T14:27:02.154169001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249cm" svg:y="1.474cm" svg:width="9.816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38390126.48">
                <text:p>38390126.48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0226790.98">
                <text:p>2022679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244947.26">
                <text:p>824494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3293276.16">
                <text:p>3293276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269083.22">
                <text:p>226908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